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Liberation Sans" fo:font-size="14pt" fo:language="zxx" fo:country="none" fo:font-style="normal" fo:font-weight="bold" officeooo:rsid="00b8afcc" officeooo:paragraph-rsid="00b8afcc"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 style:family="paragraph" style:parent-style-name="Standard">
      <style:paragraph-properties fo:text-align="start" style:justify-single-word="false"/>
      <style:text-properties style:font-name="Liberation Sans" fo:font-size="14pt" fo:language="zxx" fo:country="none" fo:font-style="normal" fo:font-weight="normal" officeooo:rsid="005face1" officeooo:paragraph-rsid="005face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text-align="start" style:justify-single-word="false"/>
      <style:text-properties style:font-name="Liberation Sans" fo:font-size="14pt" fo:language="zxx" fo:country="none" fo:font-style="normal" fo:font-weight="normal" officeooo:rsid="0062df36" officeooo:paragraph-rsid="0062df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text-align="start" style:justify-single-word="false"/>
      <style:text-properties style:font-name="Liberation Sans" fo:font-size="14pt" fo:language="zxx" fo:country="none" fo:font-style="normal" fo:font-weight="normal" officeooo:rsid="00633e5c" officeooo:paragraph-rsid="00633e5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paragraph-properties fo:text-align="start" style:justify-single-word="false"/>
      <style:text-properties style:font-name="Liberation Sans" fo:font-size="14pt" fo:language="zxx" fo:country="none" fo:font-style="normal" fo:font-weight="normal" officeooo:rsid="0074e456" officeooo:paragraph-rsid="0074e45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text-align="start" style:justify-single-word="false"/>
      <style:text-properties style:font-name="Liberation Sans" fo:font-size="14pt" fo:language="zxx" fo:country="none" fo:font-style="normal" fo:font-weight="normal" officeooo:rsid="00781c88" officeooo:paragraph-rsid="00781c8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text-align="start" style:justify-single-word="false"/>
      <style:text-properties style:font-name="Liberation Sans" fo:font-size="14pt" fo:language="zxx" fo:country="none" fo:font-style="normal" fo:font-weight="normal" officeooo:rsid="007826d0" officeooo:paragraph-rsid="007826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text-align="start" style:justify-single-word="false"/>
      <style:text-properties style:font-name="Liberation Sans" fo:font-size="14pt" fo:language="zxx" fo:country="none" fo:font-style="normal" fo:font-weight="normal" officeooo:rsid="0079cf91" officeooo:paragraph-rsid="0079cf9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text-align="start" style:justify-single-word="false"/>
      <style:text-properties style:font-name="Liberation Sans" fo:font-size="14pt" fo:language="zxx" fo:country="none" fo:font-style="normal" fo:font-weight="normal" officeooo:rsid="007b8de0" officeooo:paragraph-rsid="007b8d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paragraph-properties fo:text-align="start" style:justify-single-word="false"/>
      <style:text-properties style:font-name="Liberation Sans" fo:font-size="14pt" fo:language="zxx" fo:country="none" fo:font-style="normal" fo:font-weight="normal" officeooo:rsid="007d14c7" officeooo:paragraph-rsid="007d14c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font-name="Liberation Sans" fo:font-size="14pt" fo:language="zxx" fo:country="none" fo:font-style="normal" fo:font-weight="normal" officeooo:rsid="007f45eb" officeooo:paragraph-rsid="007f45e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text-align="start" style:justify-single-word="false"/>
      <style:text-properties style:font-name="Liberation Sans" fo:font-size="14pt" fo:language="zxx" fo:country="none" fo:font-style="normal" fo:font-weight="normal" officeooo:rsid="0080c80f" officeooo:paragraph-rsid="0080c8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paragraph-properties fo:text-align="start" style:justify-single-word="false"/>
      <style:text-properties style:font-name="Liberation Sans" fo:font-size="14pt" fo:language="zxx" fo:country="none" fo:font-style="normal" fo:font-weight="normal" officeooo:rsid="00832827" officeooo:paragraph-rsid="0083282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paragraph-properties fo:text-align="start" style:justify-single-word="false"/>
      <style:text-properties style:font-name="Liberation Sans" fo:font-size="14pt" fo:language="zxx" fo:country="none" fo:font-style="normal" fo:font-weight="normal" officeooo:rsid="00832827" officeooo:paragraph-rsid="0084083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paragraph-properties fo:text-align="start" style:justify-single-word="false"/>
      <style:text-properties style:font-name="Liberation Sans" fo:font-size="14pt" fo:language="zxx" fo:country="none" fo:font-style="normal" fo:font-weight="normal" officeooo:rsid="00861058" officeooo:paragraph-rsid="0086105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paragraph-properties fo:text-align="start" style:justify-single-word="false"/>
      <style:text-properties style:font-name="Liberation Sans" fo:font-size="14pt" fo:language="zxx" fo:country="none" fo:font-style="normal" fo:font-weight="normal" officeooo:rsid="0086fbb0" officeooo:paragraph-rsid="0086fbb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paragraph-properties fo:text-align="start" style:justify-single-word="false"/>
      <style:text-properties style:font-name="Liberation Sans" fo:font-size="14pt" fo:language="zxx" fo:country="none" fo:font-style="normal" fo:font-weight="normal" officeooo:rsid="0088b7e4" officeooo:paragraph-rsid="0088b7e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paragraph-properties fo:text-align="start" style:justify-single-word="false"/>
      <style:text-properties style:font-name="Liberation Sans" fo:font-size="14pt" fo:language="zxx" fo:country="none" fo:font-style="normal" fo:font-weight="normal" officeooo:rsid="008b2894" officeooo:paragraph-rsid="008b289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paragraph-properties fo:text-align="start" style:justify-single-word="false"/>
      <style:text-properties style:font-name="Liberation Sans" fo:font-size="14pt" fo:language="zxx" fo:country="none" fo:font-style="normal" fo:font-weight="normal" officeooo:rsid="008cb090" officeooo:paragraph-rsid="008cb09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paragraph-properties fo:text-align="start" style:justify-single-word="false"/>
      <style:text-properties style:font-name="Liberation Sans" fo:font-size="14pt" fo:language="zxx" fo:country="none" fo:font-style="normal" fo:font-weight="normal" officeooo:rsid="008dd535" officeooo:paragraph-rsid="008dd53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 style:family="paragraph" style:parent-style-name="Standard">
      <style:paragraph-properties fo:text-align="start" style:justify-single-word="false"/>
      <style:text-properties style:font-name="Liberation Sans" fo:font-size="14pt" fo:language="zxx" fo:country="none" fo:font-style="normal" fo:font-weight="normal" officeooo:rsid="00972eff" officeooo:paragraph-rsid="00972ef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Standard">
      <style:paragraph-properties fo:text-align="start" style:justify-single-word="false"/>
      <style:text-properties style:font-name="Liberation Sans" fo:font-size="14pt" fo:language="zxx" fo:country="none" fo:font-style="normal" fo:font-weight="normal" officeooo:rsid="009a580d" officeooo:paragraph-rsid="009a580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 style:family="paragraph" style:parent-style-name="Standard">
      <style:paragraph-properties fo:text-align="start" style:justify-single-word="false"/>
      <style:text-properties style:font-name="Liberation Sans" fo:font-size="14pt" fo:language="zxx" fo:country="none" fo:font-style="normal" fo:font-weight="normal" officeooo:rsid="009c20a1" officeooo:paragraph-rsid="009c20a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 style:family="paragraph" style:parent-style-name="Standard">
      <style:paragraph-properties fo:text-align="start" style:justify-single-word="false"/>
      <style:text-properties style:font-name="Liberation Sans" fo:font-size="14pt" fo:language="zxx" fo:country="none" fo:font-style="normal" fo:font-weight="normal" officeooo:rsid="009c20a1" officeooo:paragraph-rsid="00a3bb6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Standard">
      <style:paragraph-properties fo:text-align="start" style:justify-single-word="false"/>
      <style:text-properties style:font-name="Liberation Sans" fo:font-size="14pt" fo:language="zxx" fo:country="none" fo:font-style="normal" fo:font-weight="normal" officeooo:rsid="00a18c33" officeooo:paragraph-rsid="00a3bb6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6" style:family="paragraph" style:parent-style-name="Standard">
      <style:paragraph-properties fo:text-align="start" style:justify-single-word="false"/>
      <style:text-properties style:font-name="Liberation Sans" fo:font-size="14pt" fo:language="zxx" fo:country="none" fo:font-style="normal" fo:font-weight="normal" officeooo:rsid="00a34640" officeooo:paragraph-rsid="00a3bb6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 style:family="paragraph" style:parent-style-name="Standard">
      <style:paragraph-properties fo:text-align="start" style:justify-single-word="false"/>
      <style:text-properties style:font-name="Liberation Sans" fo:font-size="14pt" fo:language="zxx" fo:country="none" fo:font-style="normal" fo:font-weight="normal" officeooo:rsid="00a3bb62" officeooo:paragraph-rsid="00a553f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Standard">
      <style:paragraph-properties fo:text-align="start" style:justify-single-word="false"/>
      <style:text-properties style:font-name="Liberation Sans" fo:font-size="14pt" fo:language="zxx" fo:country="none" fo:font-style="normal" fo:font-weight="normal" officeooo:rsid="00a553fe" officeooo:paragraph-rsid="00a71f2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9" style:family="paragraph" style:parent-style-name="Standard">
      <style:paragraph-properties fo:text-align="start" style:justify-single-word="false"/>
      <style:text-properties style:font-name="Liberation Sans" fo:font-size="14pt" fo:language="zxx" fo:country="none" fo:font-style="normal" fo:font-weight="normal" officeooo:rsid="00a90a39" officeooo:paragraph-rsid="00a90a3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0" style:family="paragraph" style:parent-style-name="Standard">
      <style:paragraph-properties fo:text-align="start" style:justify-single-word="false"/>
      <style:text-properties style:font-name="Liberation Sans" fo:font-size="14pt" fo:language="zxx" fo:country="none" fo:font-style="normal" fo:font-weight="normal" officeooo:rsid="00ab0f25" officeooo:paragraph-rsid="00ab0f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Standard">
      <style:paragraph-properties fo:text-align="start" style:justify-single-word="false"/>
      <style:text-properties style:font-name="Liberation Sans" fo:font-size="14pt" fo:language="zxx" fo:country="none" fo:font-style="normal" fo:font-weight="normal" officeooo:rsid="00b374ed" officeooo:paragraph-rsid="00b374e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2" style:family="paragraph" style:parent-style-name="Standard">
      <style:paragraph-properties fo:text-align="start" style:justify-single-word="false"/>
      <style:text-properties style:font-name="Liberation Sans" fo:font-size="14pt" fo:language="zxx" fo:country="none" fo:font-style="normal" fo:font-weight="normal" officeooo:rsid="00b3c1db" officeooo:paragraph-rsid="00b3c1d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 style:family="paragraph" style:parent-style-name="Standard">
      <style:paragraph-properties fo:text-align="start" style:justify-single-word="false"/>
      <style:text-properties style:font-name="Liberation Sans" fo:font-size="14pt" fo:language="zxx" fo:country="none" fo:font-style="normal" fo:font-weight="normal" officeooo:rsid="00b59afc" officeooo:paragraph-rsid="00b59af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4" style:family="paragraph" style:parent-style-name="Standard">
      <style:paragraph-properties fo:text-align="start" style:justify-single-word="false"/>
      <style:text-properties style:font-name="Liberation Sans" fo:font-size="14pt" fo:language="zxx" fo:country="none" fo:font-style="normal" fo:font-weight="normal" officeooo:rsid="00c07429" officeooo:paragraph-rsid="00c0742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Standard">
      <style:paragraph-properties fo:text-align="start" style:justify-single-word="false"/>
      <style:text-properties style:font-name="Liberation Sans" fo:font-size="14pt" fo:language="zxx" fo:country="none" fo:font-style="normal" fo:font-weight="normal" officeooo:rsid="00c082fa" officeooo:paragraph-rsid="00c082f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6" style:family="paragraph" style:parent-style-name="Standard">
      <style:paragraph-properties fo:text-align="start" style:justify-single-word="false"/>
      <style:text-properties style:font-name="Liberation Sans" fo:font-size="14pt" fo:language="zxx" fo:country="none" fo:font-style="normal" fo:font-weight="normal" officeooo:rsid="00c0a2cc" officeooo:paragraph-rsid="00c0a2c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7" style:family="paragraph" style:parent-style-name="Standard">
      <style:paragraph-properties fo:text-align="start" style:justify-single-word="false"/>
      <style:text-properties style:font-name="Liberation Sans" fo:font-size="14pt" fo:language="zxx" fo:country="none" fo:font-style="normal" fo:font-weight="normal" officeooo:rsid="00c0a2cc" officeooo:paragraph-rsid="00c263a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Standard">
      <style:paragraph-properties fo:text-align="start" style:justify-single-word="false"/>
      <style:text-properties style:font-name="Liberation Sans" fo:font-size="14pt" fo:language="zxx" fo:country="none" fo:font-style="normal" fo:font-weight="normal" officeooo:rsid="00c263a3" officeooo:paragraph-rsid="00c263a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text-align="start" style:justify-single-word="false"/>
      <style:text-properties style:font-name="Liberation Sans" fo:font-size="14pt" fo:language="zxx" fo:country="none" fo:font-style="normal" fo:font-weight="normal" officeooo:rsid="00c4fa93" officeooo:paragraph-rsid="00c4fa9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Standard">
      <style:paragraph-properties fo:text-align="start" style:justify-single-word="false"/>
      <style:text-properties style:font-name="Liberation Sans" fo:font-size="14pt" fo:language="zxx" fo:country="none" fo:font-style="normal" fo:font-weight="normal" officeooo:rsid="00c570be" officeooo:paragraph-rsid="00c570b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paragraph-properties fo:text-align="start" style:justify-single-word="false"/>
      <style:text-properties style:font-name="Liberation Sans" fo:font-size="14pt" fo:language="zxx" fo:country="none" fo:font-style="normal" fo:font-weight="normal" officeooo:rsid="00c7e198" officeooo:paragraph-rsid="00c7e19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2" style:family="paragraph" style:parent-style-name="Standard">
      <style:paragraph-properties fo:text-align="start" style:justify-single-word="false"/>
      <style:text-properties style:font-name="Liberation Sans" fo:font-size="14pt" fo:language="zxx" fo:country="none" fo:font-style="normal" fo:font-weight="normal" officeooo:rsid="00c99b76" officeooo:paragraph-rsid="00c99b7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3" style:family="paragraph" style:parent-style-name="Standard">
      <style:paragraph-properties fo:text-align="start" style:justify-single-word="false"/>
      <style:text-properties style:font-name="Liberation Sans" fo:font-size="14pt" fo:language="zxx" fo:country="none" fo:font-style="normal" fo:font-weight="normal" officeooo:rsid="00cc89d7" officeooo:paragraph-rsid="00cc89d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4" style:family="paragraph" style:parent-style-name="Standard">
      <style:paragraph-properties fo:text-align="start" style:justify-single-word="false"/>
      <style:text-properties style:font-name="Liberation Sans" fo:font-size="14pt" fo:language="zxx" fo:country="none" fo:font-style="normal" fo:font-weight="normal" officeooo:rsid="00cd64d6" officeooo:paragraph-rsid="00cd64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5" style:family="paragraph" style:parent-style-name="Standard">
      <style:paragraph-properties fo:text-align="start" style:justify-single-word="false"/>
      <style:text-properties style:font-name="Liberation Sans" fo:font-size="14pt" fo:language="zxx" fo:country="none" fo:font-style="normal" fo:font-weight="normal" officeooo:rsid="00cfae79" officeooo:paragraph-rsid="00cfae7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6" style:family="paragraph" style:parent-style-name="Standard">
      <style:paragraph-properties fo:text-align="start" style:justify-single-word="false"/>
      <style:text-properties style:font-name="Liberation Sans" fo:font-size="14pt" fo:language="zxx" fo:country="none" fo:font-weight="normal" officeooo:rsid="000a0f07" officeooo:paragraph-rsid="000a0f07" style:font-size-asian="10.5pt" style:language-asian="zxx" style:country-asian="none" style:font-weight-asian="normal" style:font-size-complex="12pt" style:language-complex="zxx" style:country-complex="none" style:font-weight-complex="normal"/>
    </style:style>
    <style:style style:name="P47" style:family="paragraph" style:parent-style-name="Standard">
      <style:paragraph-properties fo:text-align="start" style:justify-single-word="false"/>
      <style:text-properties style:font-name="Liberation Sans" fo:font-size="14pt" fo:language="zxx" fo:country="none" fo:font-weight="normal" officeooo:rsid="000ad6b5" officeooo:paragraph-rsid="000ad6b5" style:font-size-asian="10.5pt" style:language-asian="zxx" style:country-asian="none" style:font-weight-asian="normal" style:font-size-complex="12pt" style:language-complex="zxx" style:country-complex="none" style:font-weight-complex="normal"/>
    </style:style>
    <style:style style:name="P48" style:family="paragraph" style:parent-style-name="Standard">
      <style:paragraph-properties fo:text-align="start" style:justify-single-word="false"/>
      <style:text-properties style:font-name="Liberation Sans" fo:font-size="14pt" fo:language="zxx" fo:country="none" fo:font-weight="normal" officeooo:rsid="000b711c" officeooo:paragraph-rsid="000b711c" style:font-size-asian="10.5pt" style:language-asian="zxx" style:country-asian="none" style:font-weight-asian="normal" style:font-size-complex="12pt" style:language-complex="zxx" style:country-complex="none" style:font-weight-complex="normal"/>
    </style:style>
    <style:style style:name="P49" style:family="paragraph" style:parent-style-name="Standard">
      <style:paragraph-properties fo:text-align="start" style:justify-single-word="false"/>
      <style:text-properties style:font-name="Liberation Sans" fo:font-size="14pt" fo:language="zxx" fo:country="none" fo:font-weight="normal" officeooo:rsid="000cdb5f" officeooo:paragraph-rsid="000cdb5f" style:font-size-asian="10.5pt" style:language-asian="zxx" style:country-asian="none" style:font-weight-asian="normal" style:font-size-complex="12pt" style:language-complex="zxx" style:country-complex="none" style:font-weight-complex="normal"/>
    </style:style>
    <style:style style:name="P50" style:family="paragraph" style:parent-style-name="Standard">
      <style:paragraph-properties fo:text-align="start" style:justify-single-word="false"/>
      <style:text-properties style:font-name="Liberation Sans" fo:font-size="14pt" fo:language="zxx" fo:country="none" fo:font-weight="normal" officeooo:rsid="000d7cb1" officeooo:paragraph-rsid="000d7cb1" style:font-size-asian="10.5pt" style:language-asian="zxx" style:country-asian="none" style:font-weight-asian="normal" style:font-size-complex="12pt" style:language-complex="zxx" style:country-complex="none" style:font-weight-complex="normal"/>
    </style:style>
    <style:style style:name="P51" style:family="paragraph" style:parent-style-name="Standard">
      <style:paragraph-properties fo:text-align="start" style:justify-single-word="false"/>
      <style:text-properties style:font-name="Liberation Sans" fo:font-size="14pt" fo:language="zxx" fo:country="none" fo:font-weight="normal" officeooo:rsid="000e985e" officeooo:paragraph-rsid="000e985e" style:font-size-asian="10.5pt" style:language-asian="zxx" style:country-asian="none" style:font-weight-asian="normal" style:font-size-complex="12pt" style:language-complex="zxx" style:country-complex="none" style:font-weight-complex="normal"/>
    </style:style>
    <style:style style:name="P52" style:family="paragraph" style:parent-style-name="Standard">
      <style:paragraph-properties fo:text-align="start" style:justify-single-word="false"/>
      <style:text-properties style:font-name="Liberation Sans" fo:font-size="14pt" fo:language="zxx" fo:country="none" fo:font-weight="normal" officeooo:rsid="000f6fcf" officeooo:paragraph-rsid="000f6fcf" style:font-size-asian="10.5pt" style:language-asian="zxx" style:country-asian="none" style:font-weight-asian="normal" style:font-size-complex="12pt" style:language-complex="zxx" style:country-complex="none" style:font-weight-complex="normal"/>
    </style:style>
    <style:style style:name="P53" style:family="paragraph" style:parent-style-name="Standard">
      <style:paragraph-properties fo:text-align="start" style:justify-single-word="false"/>
      <style:text-properties style:font-name="Liberation Sans" fo:font-size="14pt" fo:language="zxx" fo:country="none" fo:font-weight="normal" officeooo:rsid="0010aab1" officeooo:paragraph-rsid="0010aab1" style:font-size-asian="10.5pt" style:language-asian="zxx" style:country-asian="none" style:font-weight-asian="normal" style:font-size-complex="12pt" style:language-complex="zxx" style:country-complex="none" style:font-weight-complex="normal"/>
    </style:style>
    <style:style style:name="P54" style:family="paragraph" style:parent-style-name="Standard">
      <style:paragraph-properties fo:text-align="start" style:justify-single-word="false"/>
      <style:text-properties style:font-name="Liberation Sans" fo:font-size="14pt" fo:language="zxx" fo:country="none" fo:font-weight="normal" officeooo:rsid="0013a6fb" officeooo:paragraph-rsid="0013a6fb" style:font-size-asian="10.5pt" style:language-asian="zxx" style:country-asian="none" style:font-weight-asian="normal" style:font-size-complex="12pt" style:language-complex="zxx" style:country-complex="none" style:font-weight-complex="normal"/>
    </style:style>
    <style:style style:name="P55" style:family="paragraph" style:parent-style-name="Standard">
      <style:paragraph-properties fo:text-align="start" style:justify-single-word="false"/>
      <style:text-properties style:font-name="Liberation Sans" fo:font-size="14pt" fo:language="zxx" fo:country="none" fo:font-weight="normal" officeooo:rsid="0015a182" officeooo:paragraph-rsid="0015a182" style:font-size-asian="10.5pt" style:language-asian="zxx" style:country-asian="none" style:font-weight-asian="normal" style:font-size-complex="12pt" style:language-complex="zxx" style:country-complex="none" style:font-weight-complex="normal"/>
    </style:style>
    <style:style style:name="P56" style:family="paragraph" style:parent-style-name="Standard">
      <style:paragraph-properties fo:text-align="start" style:justify-single-word="false"/>
      <style:text-properties style:font-name="Liberation Sans" fo:font-size="14pt" fo:language="zxx" fo:country="none" fo:font-weight="normal" officeooo:rsid="00174e3f" officeooo:paragraph-rsid="00174e3f" style:font-size-asian="10.5pt" style:language-asian="zxx" style:country-asian="none" style:font-weight-asian="normal" style:font-size-complex="12pt" style:language-complex="zxx" style:country-complex="none" style:font-weight-complex="normal"/>
    </style:style>
    <style:style style:name="P57" style:family="paragraph" style:parent-style-name="Standard">
      <style:paragraph-properties fo:text-align="start" style:justify-single-word="false"/>
      <style:text-properties style:font-name="Liberation Sans" fo:font-size="14pt" fo:language="zxx" fo:country="none" fo:font-weight="normal" officeooo:rsid="0018cc4a" officeooo:paragraph-rsid="0019fcaf" style:font-size-asian="10.5pt" style:language-asian="zxx" style:country-asian="none" style:font-weight-asian="normal" style:font-size-complex="12pt" style:language-complex="zxx" style:country-complex="none" style:font-weight-complex="normal"/>
    </style:style>
    <style:style style:name="P58" style:family="paragraph" style:parent-style-name="Standard">
      <style:paragraph-properties fo:text-align="start" style:justify-single-word="false"/>
      <style:text-properties style:font-name="Liberation Sans" fo:font-size="14pt" fo:language="zxx" fo:country="none" fo:font-weight="normal" officeooo:rsid="0018cc4a" officeooo:paragraph-rsid="0018cc4a" style:font-size-asian="10.5pt" style:language-asian="zxx" style:country-asian="none" style:font-weight-asian="normal" style:font-size-complex="12pt" style:language-complex="zxx" style:country-complex="none" style:font-weight-complex="normal"/>
    </style:style>
    <style:style style:name="P59" style:family="paragraph" style:parent-style-name="Standard">
      <style:paragraph-properties fo:text-align="start" style:justify-single-word="false"/>
      <style:text-properties style:font-name="Liberation Sans" fo:font-size="14pt" fo:language="zxx" fo:country="none" fo:font-weight="normal" officeooo:rsid="001ead8f" officeooo:paragraph-rsid="001ead8f" style:font-size-asian="10.5pt" style:language-asian="zxx" style:country-asian="none" style:font-weight-asian="normal" style:font-size-complex="12pt" style:language-complex="zxx" style:country-complex="none" style:font-weight-complex="normal"/>
    </style:style>
    <style:style style:name="P60" style:family="paragraph" style:parent-style-name="Standard">
      <style:paragraph-properties fo:text-align="start" style:justify-single-word="false"/>
      <style:text-properties style:font-name="Liberation Sans" fo:font-size="14pt" fo:language="zxx" fo:country="none" fo:font-weight="normal" officeooo:rsid="001f9e68" officeooo:paragraph-rsid="001f9e68" style:font-size-asian="10.5pt" style:language-asian="zxx" style:country-asian="none" style:font-weight-asian="normal" style:font-size-complex="12pt" style:language-complex="zxx" style:country-complex="none" style:font-weight-complex="normal"/>
    </style:style>
    <style:style style:name="P61" style:family="paragraph" style:parent-style-name="Standard">
      <style:paragraph-properties fo:text-align="start" style:justify-single-word="false"/>
      <style:text-properties style:font-name="Liberation Sans" fo:font-size="14pt" fo:language="zxx" fo:country="none" fo:font-weight="normal" officeooo:rsid="0021a537" officeooo:paragraph-rsid="0022b040" style:font-size-asian="10.5pt" style:language-asian="zxx" style:country-asian="none" style:font-weight-asian="normal" style:font-size-complex="12pt" style:language-complex="zxx" style:country-complex="none" style:font-weight-complex="normal"/>
    </style:style>
    <style:style style:name="P62" style:family="paragraph" style:parent-style-name="Standard">
      <style:paragraph-properties fo:text-align="start" style:justify-single-word="false"/>
      <style:text-properties style:font-name="Liberation Sans" fo:font-size="14pt" fo:language="zxx" fo:country="none" fo:font-weight="normal" officeooo:rsid="0022b040" officeooo:paragraph-rsid="0022b040" style:font-size-asian="10.5pt" style:language-asian="zxx" style:country-asian="none" style:font-weight-asian="normal" style:font-size-complex="12pt" style:language-complex="zxx" style:country-complex="none" style:font-weight-complex="normal"/>
    </style:style>
    <style:style style:name="P63" style:family="paragraph" style:parent-style-name="Standard">
      <style:paragraph-properties fo:text-align="start" style:justify-single-word="false"/>
      <style:text-properties style:font-name="Liberation Sans" fo:font-size="14pt" fo:language="zxx" fo:country="none" fo:font-weight="normal" officeooo:rsid="002490e4" officeooo:paragraph-rsid="002490e4" style:font-size-asian="10.5pt" style:language-asian="zxx" style:country-asian="none" style:font-weight-asian="normal" style:font-size-complex="12pt" style:language-complex="zxx" style:country-complex="none" style:font-weight-complex="normal"/>
    </style:style>
    <style:style style:name="P64" style:family="paragraph" style:parent-style-name="Standard">
      <style:paragraph-properties fo:text-align="start" style:justify-single-word="false"/>
      <style:text-properties style:font-name="Liberation Sans" fo:font-size="14pt" fo:language="zxx" fo:country="none" fo:font-weight="normal" officeooo:rsid="0025aac8" officeooo:paragraph-rsid="0025aac8" style:font-size-asian="10.5pt" style:language-asian="zxx" style:country-asian="none" style:font-weight-asian="normal" style:font-size-complex="12pt" style:language-complex="zxx" style:country-complex="none" style:font-weight-complex="normal"/>
    </style:style>
    <style:style style:name="P65" style:family="paragraph" style:parent-style-name="Standard">
      <style:paragraph-properties fo:text-align="start" style:justify-single-word="false"/>
      <style:text-properties style:font-name="Liberation Sans" fo:font-size="14pt" fo:language="zxx" fo:country="none" fo:font-weight="normal" officeooo:rsid="0025ce49" officeooo:paragraph-rsid="004616c7" style:font-size-asian="10.5pt" style:language-asian="zxx" style:country-asian="none" style:font-weight-asian="normal" style:font-size-complex="12pt" style:language-complex="zxx" style:country-complex="none" style:font-weight-complex="normal"/>
    </style:style>
    <style:style style:name="P66" style:family="paragraph" style:parent-style-name="Standard">
      <style:paragraph-properties fo:text-align="start" style:justify-single-word="false"/>
      <style:text-properties style:font-name="Liberation Sans" fo:font-size="14pt" fo:language="zxx" fo:country="none" fo:font-weight="normal" officeooo:rsid="00276566" officeooo:paragraph-rsid="00276566" style:font-size-asian="10.5pt" style:language-asian="zxx" style:country-asian="none" style:font-weight-asian="normal" style:font-size-complex="12pt" style:language-complex="zxx" style:country-complex="none" style:font-weight-complex="normal"/>
    </style:style>
    <style:style style:name="P67" style:family="paragraph" style:parent-style-name="Standard">
      <style:paragraph-properties fo:text-align="start" style:justify-single-word="false"/>
      <style:text-properties style:font-name="Liberation Sans" fo:font-size="14pt" fo:language="zxx" fo:country="none" fo:font-weight="normal" officeooo:rsid="00292c31" officeooo:paragraph-rsid="00292c31" style:font-size-asian="10.5pt" style:language-asian="zxx" style:country-asian="none" style:font-weight-asian="normal" style:font-size-complex="12pt" style:language-complex="zxx" style:country-complex="none" style:font-weight-complex="normal"/>
    </style:style>
    <style:style style:name="P68" style:family="paragraph" style:parent-style-name="Standard">
      <style:paragraph-properties fo:text-align="start" style:justify-single-word="false"/>
      <style:text-properties style:font-name="Liberation Sans" fo:font-size="14pt" fo:language="zxx" fo:country="none" fo:font-weight="normal" officeooo:rsid="0029d9d3" officeooo:paragraph-rsid="0029d9d3" style:font-size-asian="10.5pt" style:language-asian="zxx" style:country-asian="none" style:font-weight-asian="normal" style:font-size-complex="12pt" style:language-complex="zxx" style:country-complex="none" style:font-weight-complex="normal"/>
    </style:style>
    <style:style style:name="P69" style:family="paragraph" style:parent-style-name="Standard">
      <style:paragraph-properties fo:text-align="start" style:justify-single-word="false"/>
      <style:text-properties style:font-name="Liberation Sans" fo:font-size="14pt" fo:language="zxx" fo:country="none" fo:font-weight="normal" officeooo:rsid="002ada24" officeooo:paragraph-rsid="002ada24" style:font-size-asian="10.5pt" style:language-asian="zxx" style:country-asian="none" style:font-weight-asian="normal" style:font-size-complex="12pt" style:language-complex="zxx" style:country-complex="none" style:font-weight-complex="normal"/>
    </style:style>
    <style:style style:name="P70" style:family="paragraph" style:parent-style-name="Standard">
      <style:paragraph-properties fo:text-align="start" style:justify-single-word="false"/>
      <style:text-properties style:font-name="Liberation Sans" fo:font-size="14pt" fo:language="zxx" fo:country="none" fo:font-weight="normal" officeooo:rsid="002bf343" officeooo:paragraph-rsid="002bf343" style:font-size-asian="10.5pt" style:language-asian="zxx" style:country-asian="none" style:font-weight-asian="normal" style:font-size-complex="12pt" style:language-complex="zxx" style:country-complex="none" style:font-weight-complex="normal"/>
    </style:style>
    <style:style style:name="P71" style:family="paragraph" style:parent-style-name="Standard">
      <style:paragraph-properties fo:text-align="start" style:justify-single-word="false"/>
      <style:text-properties style:font-name="Liberation Sans" fo:font-size="14pt" fo:language="zxx" fo:country="none" fo:font-weight="normal" officeooo:rsid="002d5e6c" officeooo:paragraph-rsid="002d5e6c" style:font-size-asian="10.5pt" style:language-asian="zxx" style:country-asian="none" style:font-weight-asian="normal" style:font-size-complex="12pt" style:language-complex="zxx" style:country-complex="none" style:font-weight-complex="normal"/>
    </style:style>
    <style:style style:name="P72" style:family="paragraph" style:parent-style-name="Standard">
      <style:paragraph-properties fo:text-align="start" style:justify-single-word="false"/>
      <style:text-properties style:font-name="Liberation Sans" fo:font-size="14pt" fo:language="zxx" fo:country="none" fo:font-weight="normal" officeooo:rsid="00300f86" officeooo:paragraph-rsid="00300f86" style:font-size-asian="10.5pt" style:language-asian="zxx" style:country-asian="none" style:font-weight-asian="normal" style:font-size-complex="12pt" style:language-complex="zxx" style:country-complex="none" style:font-weight-complex="normal"/>
    </style:style>
    <style:style style:name="P73" style:family="paragraph" style:parent-style-name="Standard">
      <style:paragraph-properties fo:text-align="start" style:justify-single-word="false"/>
      <style:text-properties style:font-name="Liberation Sans" fo:font-size="14pt" fo:language="zxx" fo:country="none" fo:font-weight="normal" officeooo:rsid="0030ee51" officeooo:paragraph-rsid="0030ee51" style:font-size-asian="10.5pt" style:language-asian="zxx" style:country-asian="none" style:font-weight-asian="normal" style:font-size-complex="12pt" style:language-complex="zxx" style:country-complex="none" style:font-weight-complex="normal"/>
    </style:style>
    <style:style style:name="P74" style:family="paragraph" style:parent-style-name="Standard">
      <style:paragraph-properties fo:text-align="start" style:justify-single-word="false"/>
      <style:text-properties style:font-name="Liberation Sans" fo:font-size="14pt" fo:language="zxx" fo:country="none" fo:font-weight="normal" officeooo:rsid="00317f21" officeooo:paragraph-rsid="00317f21" style:font-size-asian="10.5pt" style:language-asian="zxx" style:country-asian="none" style:font-weight-asian="normal" style:font-size-complex="12pt" style:language-complex="zxx" style:country-complex="none" style:font-weight-complex="normal"/>
    </style:style>
    <style:style style:name="P75" style:family="paragraph" style:parent-style-name="Standard">
      <style:paragraph-properties fo:text-align="start" style:justify-single-word="false"/>
      <style:text-properties style:font-name="Liberation Sans" fo:font-size="14pt" fo:language="zxx" fo:country="none" fo:font-weight="normal" officeooo:rsid="00324367" officeooo:paragraph-rsid="00324367" style:font-size-asian="10.5pt" style:language-asian="zxx" style:country-asian="none" style:font-weight-asian="normal" style:font-size-complex="12pt" style:language-complex="zxx" style:country-complex="none" style:font-weight-complex="normal"/>
    </style:style>
    <style:style style:name="P76" style:family="paragraph" style:parent-style-name="Standard">
      <style:paragraph-properties fo:text-align="start" style:justify-single-word="false"/>
      <style:text-properties style:font-name="Liberation Sans" fo:font-size="14pt" fo:language="zxx" fo:country="none" fo:font-weight="normal" officeooo:rsid="0034bfff" officeooo:paragraph-rsid="0034bfff" style:font-size-asian="10.5pt" style:language-asian="zxx" style:country-asian="none" style:font-weight-asian="normal" style:font-size-complex="12pt" style:language-complex="zxx" style:country-complex="none" style:font-weight-complex="normal"/>
    </style:style>
    <style:style style:name="P77" style:family="paragraph" style:parent-style-name="Standard">
      <style:paragraph-properties fo:text-align="start" style:justify-single-word="false"/>
      <style:text-properties style:font-name="Liberation Sans" fo:font-size="14pt" fo:language="zxx" fo:country="none" fo:font-weight="normal" officeooo:rsid="00365692" officeooo:paragraph-rsid="00365692" style:font-size-asian="10.5pt" style:language-asian="zxx" style:country-asian="none" style:font-weight-asian="normal" style:font-size-complex="12pt" style:language-complex="zxx" style:country-complex="none" style:font-weight-complex="normal"/>
    </style:style>
    <style:style style:name="P78" style:family="paragraph" style:parent-style-name="Standard">
      <style:paragraph-properties fo:text-align="start" style:justify-single-word="false"/>
      <style:text-properties style:font-name="Liberation Sans" fo:font-size="14pt" fo:language="zxx" fo:country="none" fo:font-weight="normal" officeooo:rsid="0037b172" officeooo:paragraph-rsid="0037b172" style:font-size-asian="10.5pt" style:language-asian="zxx" style:country-asian="none" style:font-weight-asian="normal" style:font-size-complex="12pt" style:language-complex="zxx" style:country-complex="none" style:font-weight-complex="normal"/>
    </style:style>
    <style:style style:name="P79" style:family="paragraph" style:parent-style-name="Standard">
      <style:paragraph-properties fo:text-align="start" style:justify-single-word="false"/>
      <style:text-properties style:font-name="Liberation Sans" fo:font-size="14pt" fo:language="zxx" fo:country="none" fo:font-weight="normal" officeooo:rsid="0038a056" officeooo:paragraph-rsid="0038a056" style:font-size-asian="10.5pt" style:language-asian="zxx" style:country-asian="none" style:font-weight-asian="normal" style:font-size-complex="12pt" style:language-complex="zxx" style:country-complex="none" style:font-weight-complex="normal"/>
    </style:style>
    <style:style style:name="P80" style:family="paragraph" style:parent-style-name="Standard">
      <style:paragraph-properties fo:text-align="start" style:justify-single-word="false"/>
      <style:text-properties style:font-name="Liberation Sans" fo:font-size="14pt" fo:language="zxx" fo:country="none" fo:font-weight="normal" officeooo:rsid="00393475" officeooo:paragraph-rsid="00393475" style:font-size-asian="10.5pt" style:language-asian="zxx" style:country-asian="none" style:font-weight-asian="normal" style:font-size-complex="12pt" style:language-complex="zxx" style:country-complex="none" style:font-weight-complex="normal"/>
    </style:style>
    <style:style style:name="P81" style:family="paragraph" style:parent-style-name="Standard">
      <style:paragraph-properties fo:text-align="start" style:justify-single-word="false"/>
      <style:text-properties style:font-name="Liberation Sans" fo:font-size="14pt" fo:language="zxx" fo:country="none" fo:font-weight="normal" officeooo:rsid="003af191" officeooo:paragraph-rsid="003af191" style:font-size-asian="10.5pt" style:language-asian="zxx" style:country-asian="none" style:font-weight-asian="normal" style:font-size-complex="12pt" style:language-complex="zxx" style:country-complex="none" style:font-weight-complex="normal"/>
    </style:style>
    <style:style style:name="P82" style:family="paragraph" style:parent-style-name="Standard">
      <style:paragraph-properties fo:text-align="start" style:justify-single-word="false"/>
      <style:text-properties style:font-name="Liberation Sans" fo:font-size="14pt" fo:language="zxx" fo:country="none" fo:font-weight="normal" officeooo:rsid="005c5d87" officeooo:paragraph-rsid="005c5d87" style:font-size-asian="10.5pt" style:language-asian="zxx" style:country-asian="none" style:font-weight-asian="normal" style:font-size-complex="12pt" style:language-complex="zxx" style:country-complex="none" style:font-weight-complex="normal"/>
    </style:style>
    <style:style style:name="P83" style:family="paragraph" style:parent-style-name="Standard">
      <style:paragraph-properties fo:text-align="start" style:justify-single-word="false"/>
      <style:text-properties style:font-name="Liberation Sans" fo:font-size="14pt" fo:language="zxx" fo:country="none" fo:font-weight="normal" officeooo:rsid="005f5f19" officeooo:paragraph-rsid="005f5f19" style:font-size-asian="10.5pt" style:language-asian="zxx" style:country-asian="none" style:font-weight-asian="normal" style:font-size-complex="12pt" style:language-complex="zxx" style:country-complex="none" style:font-weight-complex="normal"/>
    </style:style>
    <style:style style:name="P84" style:family="paragraph" style:parent-style-name="Standard">
      <style:paragraph-properties fo:text-align="start" style:justify-single-word="false"/>
      <style:text-properties style:font-name="Liberation Sans" fo:font-size="14pt" fo:language="zxx" fo:country="none" fo:font-weight="normal" officeooo:rsid="005f9814" officeooo:paragraph-rsid="005f9814" style:font-size-asian="10.5pt" style:language-asian="zxx" style:country-asian="none" style:font-weight-asian="normal" style:font-size-complex="12pt" style:language-complex="zxx" style:country-complex="none" style:font-weight-complex="normal"/>
    </style:style>
    <style:style style:name="P85" style:family="paragraph" style:parent-style-name="Standard">
      <style:paragraph-properties fo:text-align="start" style:justify-single-word="false"/>
      <style:text-properties style:font-name="Liberation Sans" fo:font-size="14pt" fo:language="zxx" fo:country="none" fo:font-weight="bold" officeooo:rsid="005face1" officeooo:paragraph-rsid="005face1" style:font-size-asian="10.5pt" style:language-asian="zxx" style:country-asian="none" style:font-weight-asian="bold" style:font-size-complex="12pt" style:language-complex="zxx" style:country-complex="none" style:font-weight-complex="bold"/>
    </style:style>
    <style:style style:name="P86" style:family="paragraph" style:parent-style-name="Standard">
      <style:paragraph-properties fo:text-align="start" style:justify-single-word="false"/>
      <style:text-properties style:font-name="Liberation Sans" fo:font-size="14pt" fo:language="zxx" fo:country="none" fo:font-weight="bold" officeooo:rsid="0060a089" officeooo:paragraph-rsid="0060a089" style:font-size-asian="10.5pt" style:language-asian="zxx" style:country-asian="none" style:font-weight-asian="bold" style:font-size-complex="12pt" style:language-complex="zxx" style:country-complex="none" style:font-weight-complex="bold"/>
    </style:style>
    <style:style style:name="P87" style:family="paragraph" style:parent-style-name="Standard">
      <style:paragraph-properties fo:text-align="start" style:justify-single-word="false"/>
      <style:text-properties style:font-name="Liberation Sans" fo:font-size="14pt" fo:language="zxx" fo:country="none" fo:font-weight="bold" officeooo:rsid="0061702b" officeooo:paragraph-rsid="0061702b" style:font-size-asian="10.5pt" style:language-asian="zxx" style:country-asian="none" style:font-weight-asian="bold" style:font-size-complex="12pt" style:language-complex="zxx" style:country-complex="none" style:font-weight-complex="bold"/>
    </style:style>
    <style:style style:name="P88" style:family="paragraph" style:parent-style-name="Standard">
      <style:paragraph-properties fo:text-align="start" style:justify-single-word="false"/>
      <style:text-properties style:font-name="Liberation Sans" fo:font-size="14pt" fo:language="zxx" fo:country="none" fo:font-weight="bold" officeooo:rsid="00620233" officeooo:paragraph-rsid="00620233" style:font-size-asian="10.5pt" style:language-asian="zxx" style:country-asian="none" style:font-weight-asian="bold" style:font-size-complex="12pt" style:language-complex="zxx" style:country-complex="none" style:font-weight-complex="bold"/>
    </style:style>
    <style:style style:name="P89" style:family="paragraph" style:parent-style-name="Standard">
      <style:paragraph-properties fo:text-align="start" style:justify-single-word="false"/>
      <style:text-properties style:font-name="Liberation Sans" fo:font-size="14pt" fo:language="zxx" fo:country="none" fo:font-weight="bold" officeooo:rsid="0063aeb4" officeooo:paragraph-rsid="0063aeb4" style:font-size-asian="10.5pt" style:language-asian="zxx" style:country-asian="none" style:font-weight-asian="bold" style:font-size-complex="12pt" style:language-complex="zxx" style:country-complex="none" style:font-weight-complex="bold"/>
    </style:style>
    <style:style style:name="P90" style:family="paragraph" style:parent-style-name="Standard">
      <style:paragraph-properties fo:text-align="start" style:justify-single-word="false"/>
      <style:text-properties style:font-name="Liberation Sans" fo:font-size="14pt" fo:language="zxx" fo:country="none" fo:font-weight="bold" officeooo:rsid="0066907b" officeooo:paragraph-rsid="0066907b" style:font-size-asian="10.5pt" style:language-asian="zxx" style:country-asian="none" style:font-weight-asian="bold" style:font-size-complex="12pt" style:language-complex="zxx" style:country-complex="none" style:font-weight-complex="bold"/>
    </style:style>
    <style:style style:name="P91" style:family="paragraph" style:parent-style-name="Standard">
      <style:paragraph-properties fo:text-align="start" style:justify-single-word="false"/>
      <style:text-properties style:font-name="Liberation Sans" fo:font-size="14pt" fo:language="zxx" fo:country="none" fo:font-weight="bold" officeooo:rsid="0067e029" officeooo:paragraph-rsid="0067e029" style:font-size-asian="10.5pt" style:language-asian="zxx" style:country-asian="none" style:font-weight-asian="bold" style:font-size-complex="12pt" style:language-complex="zxx" style:country-complex="none" style:font-weight-complex="bold"/>
    </style:style>
    <style:style style:name="P92" style:family="paragraph" style:parent-style-name="Standard">
      <style:paragraph-properties fo:text-align="start" style:justify-single-word="false"/>
      <style:text-properties style:font-name="Liberation Sans" fo:font-size="14pt" fo:language="zxx" fo:country="none" fo:font-weight="bold" officeooo:rsid="00693396" officeooo:paragraph-rsid="00693396" style:font-size-asian="10.5pt" style:language-asian="zxx" style:country-asian="none" style:font-weight-asian="bold" style:font-size-complex="12pt" style:language-complex="zxx" style:country-complex="none" style:font-weight-complex="bold"/>
    </style:style>
    <style:style style:name="P93" style:family="paragraph" style:parent-style-name="Standard">
      <style:paragraph-properties fo:text-align="start" style:justify-single-word="false"/>
      <style:text-properties style:font-name="Liberation Sans" fo:font-size="14pt" fo:language="zxx" fo:country="none" fo:font-weight="bold" officeooo:rsid="006ca383" officeooo:paragraph-rsid="006ca383" style:font-size-asian="10.5pt" style:language-asian="zxx" style:country-asian="none" style:font-weight-asian="bold" style:font-size-complex="12pt" style:language-complex="zxx" style:country-complex="none" style:font-weight-complex="bold"/>
    </style:style>
    <style:style style:name="P94" style:family="paragraph" style:parent-style-name="Standard">
      <style:paragraph-properties fo:text-align="start" style:justify-single-word="false"/>
      <style:text-properties style:font-name="Liberation Sans" fo:font-size="14pt" fo:language="zxx" fo:country="none" fo:font-weight="bold" officeooo:rsid="0074e456" officeooo:paragraph-rsid="0074e456" style:font-size-asian="10.5pt" style:language-asian="zxx" style:country-asian="none" style:font-weight-asian="bold" style:font-size-complex="12pt" style:language-complex="zxx" style:country-complex="none" style:font-weight-complex="bold"/>
    </style:style>
    <style:style style:name="P95" style:family="paragraph" style:parent-style-name="Standard">
      <style:paragraph-properties fo:text-align="start" style:justify-single-word="false"/>
      <style:text-properties style:font-name="Liberation Sans" fo:font-size="14pt" fo:font-style="normal" officeooo:rsid="00a71f20" officeooo:paragraph-rsid="00a71f20" style:font-size-asian="10.5pt" style:font-style-asian="normal" style:font-size-complex="12pt" style:font-style-complex="normal"/>
    </style:style>
    <style:style style:name="P96" style:family="paragraph" style:parent-style-name="Standard">
      <style:paragraph-properties fo:text-align="start" style:justify-single-word="false"/>
      <style:text-properties style:font-name="Liberation Sans" fo:font-size="14pt" fo:font-style="normal" officeooo:rsid="00aa8303" officeooo:paragraph-rsid="00aa8303" style:font-size-asian="10.5pt" style:font-style-asian="normal" style:font-size-complex="12pt" style:font-style-complex="normal"/>
    </style:style>
    <style:style style:name="P97" style:family="paragraph" style:parent-style-name="Standard">
      <style:paragraph-properties fo:text-align="start" style:justify-single-word="false"/>
      <style:text-properties style:font-name="Liberation Sans" fo:font-size="14pt" fo:font-style="normal" fo:font-weight="bold" officeooo:rsid="00aca9e1" officeooo:paragraph-rsid="00aca9e1"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style:font-name="Liberation Sans" fo:font-size="14pt" fo:font-style="normal" fo:font-weight="bold" officeooo:rsid="00b21fc5" officeooo:paragraph-rsid="00b21fc5"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style:font-name="Liberation Sans" fo:font-size="14pt" fo:font-style="normal" fo:font-weight="bold" officeooo:rsid="00b28718" officeooo:paragraph-rsid="00b28718" style:font-size-asian="10.5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style:font-name="Liberation Sans" fo:font-size="14pt" fo:font-style="normal" fo:font-weight="bold" officeooo:rsid="00b374ed" officeooo:paragraph-rsid="00b374ed"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style:font-name="Liberation Sans" fo:font-size="14pt" fo:font-style="normal" fo:font-weight="bold" officeooo:rsid="00b3c1db" officeooo:paragraph-rsid="00b3c1db"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style:font-name="Liberation Sans" fo:font-size="14pt" fo:font-style="normal" fo:font-weight="bold" officeooo:rsid="00b5fec4" officeooo:paragraph-rsid="00b5fec4" style:font-size-asian="10.5pt" style:font-style-asian="normal" style:font-weight-asian="bold" style:font-size-complex="12pt" style:font-style-complex="normal" style:font-weight-complex="bold"/>
    </style:style>
    <style:style style:name="P103" style:family="paragraph" style:parent-style-name="Standard">
      <style:paragraph-properties fo:text-align="center" style:justify-single-word="false"/>
      <style:text-properties style:font-name="Liberation Sans" fo:font-size="20pt" fo:language="zxx" fo:country="none" fo:font-weight="bold" officeooo:rsid="0007da33" officeooo:paragraph-rsid="0007da33" style:font-size-asian="15.75pt" style:language-asian="zxx" style:country-asian="none" style:font-weight-asian="bold" style:font-size-complex="18pt" style:language-complex="zxx" style:country-complex="none" style:font-weight-complex="bold"/>
    </style:style>
    <style:style style:name="P104" style:family="paragraph" style:parent-style-name="Standard">
      <style:paragraph-properties fo:text-align="start" style:justify-single-word="false"/>
      <style:text-properties style:font-name="Liberation Sans" fo:font-size="16pt" fo:language="zxx" fo:country="none" fo:font-weight="bold" officeooo:rsid="001259e4" officeooo:paragraph-rsid="001259e4" style:font-size-asian="12.25pt" style:language-asian="zxx" style:country-asian="none" style:font-weight-asian="bold" style:font-size-complex="14pt" style:language-complex="zxx" style:country-complex="none" style:font-weight-complex="bold"/>
    </style:style>
    <style:style style:name="P105" style:family="paragraph" style:parent-style-name="Standard">
      <style:paragraph-properties fo:text-align="start" style:justify-single-word="false"/>
      <style:text-properties style:font-name="Liberation Sans" fo:font-size="16pt" fo:language="zxx" fo:country="none" fo:font-weight="bold" officeooo:rsid="00136442" officeooo:paragraph-rsid="00136442" style:font-size-asian="12.25pt" style:language-asian="zxx" style:country-asian="none" style:font-weight-asian="bold" style:font-size-complex="14pt" style:language-complex="zxx" style:country-complex="none" style:font-weight-complex="bold"/>
    </style:style>
    <style:style style:name="P106" style:family="paragraph" style:parent-style-name="Standard">
      <style:paragraph-properties fo:text-align="start" style:justify-single-word="false"/>
      <style:text-properties style:font-name="Liberation Sans" fo:font-size="16pt" fo:language="zxx" fo:country="none" fo:font-weight="bold" officeooo:rsid="005a8c88" officeooo:paragraph-rsid="005a8c88" style:font-size-asian="12.25pt" style:language-asian="zxx" style:country-asian="none" style:font-weight-asian="bold" style:font-size-complex="14pt" style:language-complex="zxx" style:country-complex="none" style:font-weight-complex="bold"/>
    </style:style>
    <style:style style:name="P107" style:family="paragraph" style:parent-style-name="Standard">
      <style:paragraph-properties fo:text-align="start" style:justify-single-word="false"/>
      <style:text-properties style:font-name="Liberation Sans" fo:font-size="16pt" fo:language="zxx" fo:country="none" fo:font-style="normal" fo:font-weight="bold" officeooo:rsid="0076aa24" officeooo:paragraph-rsid="0076aa2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08" style:family="paragraph" style:parent-style-name="Standard">
      <style:paragraph-properties fo:text-align="start" style:justify-single-word="false"/>
      <style:text-properties style:font-name="Liberation Sans" fo:font-size="16pt" fo:language="zxx" fo:country="none" fo:font-style="normal" fo:font-weight="bold" officeooo:rsid="00832827" officeooo:paragraph-rsid="008328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09" style:family="paragraph" style:parent-style-name="Standard">
      <style:paragraph-properties fo:text-align="start" style:justify-single-word="false"/>
      <style:text-properties style:font-name="Liberation Sans" fo:font-size="16pt" fo:language="zxx" fo:country="none" fo:font-style="normal" fo:font-weight="bold" officeooo:rsid="00972eff" officeooo:paragraph-rsid="00972ef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10" style:family="paragraph" style:parent-style-name="Standard">
      <style:paragraph-properties fo:text-align="start" style:justify-single-word="false"/>
      <style:text-properties style:font-name="Liberation Sans" fo:font-size="16pt" fo:language="zxx" fo:country="none" fo:font-style="normal" fo:font-weight="bold" officeooo:rsid="009891f2" officeooo:paragraph-rsid="009891f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11" style:family="paragraph" style:parent-style-name="Standard">
      <style:paragraph-properties fo:text-align="start" style:justify-single-word="false"/>
      <style:text-properties style:font-name="Liberation Sans" fo:font-size="16pt" fo:language="zxx" fo:country="none" fo:font-style="normal" fo:font-weight="bold" officeooo:rsid="00ba66a0" officeooo:paragraph-rsid="00ba66a0"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12" style:family="paragraph" style:parent-style-name="Standard">
      <style:paragraph-properties fo:text-align="start" style:justify-single-word="false"/>
      <style:text-properties style:font-name="Liberation Sans" fo:font-size="16pt" fo:language="zxx" fo:country="none" fo:font-style="normal" fo:font-weight="bold" officeooo:rsid="00c07429" officeooo:paragraph-rsid="00c07429"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13" style:family="paragraph" style:parent-style-name="Standard">
      <style:paragraph-properties fo:text-align="start" style:justify-single-word="false"/>
      <style:text-properties fo:font-size="16pt" fo:font-weight="bold" officeooo:rsid="00cf633d" officeooo:paragraph-rsid="00cf633d" style:font-size-asian="10.5pt" style:font-weight-asian="bold" style:font-size-complex="12pt" style:font-weight-complex="bold"/>
    </style:style>
    <style:style style:name="P114" style:family="paragraph" style:parent-style-name="Standard">
      <style:paragraph-properties fo:text-align="start" style:justify-single-word="false"/>
      <style:text-properties officeooo:rsid="00cfae79" officeooo:paragraph-rsid="00cfae79"/>
    </style:style>
    <style:style style:name="P115" style:family="paragraph" style:parent-style-name="Standard" style:list-style-name="L1">
      <style:paragraph-properties fo:text-align="start" style:justify-single-word="false"/>
      <style:text-properties style:font-name="Liberation Sans" fo:font-size="14pt" fo:language="zxx" fo:country="none" fo:font-weight="normal" officeooo:rsid="000e985e" officeooo:paragraph-rsid="000e985e" style:font-size-asian="10.5pt" style:language-asian="zxx" style:country-asian="none" style:font-weight-asian="normal" style:font-size-complex="12pt" style:language-complex="zxx" style:country-complex="none" style:font-weight-complex="normal"/>
    </style:style>
    <style:style style:name="P116" style:family="paragraph" style:parent-style-name="Standard" style:list-style-name="L2">
      <style:paragraph-properties fo:text-align="start" style:justify-single-word="false"/>
      <style:text-properties style:font-name="Liberation Sans" fo:font-size="14pt" fo:language="zxx" fo:country="none" fo:font-weight="normal" officeooo:rsid="0038a056" officeooo:paragraph-rsid="0038a056" style:font-size-asian="10.5pt" style:language-asian="zxx" style:country-asian="none" style:font-weight-asian="normal" style:font-size-complex="12pt" style:language-complex="zxx" style:country-complex="none" style:font-weight-complex="normal"/>
    </style:style>
    <style:style style:name="P117" style:family="paragraph" style:parent-style-name="Standard" style:list-style-name="L3">
      <style:paragraph-properties fo:text-align="start" style:justify-single-word="false"/>
      <style:text-properties style:font-name="Liberation Sans" fo:font-size="14pt" fo:language="zxx" fo:country="none" fo:font-weight="normal" officeooo:rsid="003af191" officeooo:paragraph-rsid="003af191" style:font-size-asian="10.5pt" style:language-asian="zxx" style:country-asian="none" style:font-weight-asian="normal" style:font-size-complex="12pt" style:language-complex="zxx" style:country-complex="none" style:font-weight-complex="normal"/>
    </style:style>
    <style:style style:name="P118" style:family="paragraph" style:parent-style-name="Standard" style:list-style-name="L4">
      <style:paragraph-properties fo:text-align="start" style:justify-single-word="false"/>
      <style:text-properties style:font-name="Liberation Sans" fo:font-size="14pt" fo:language="zxx" fo:country="none" fo:font-weight="normal" officeooo:rsid="005c7e6d" officeooo:paragraph-rsid="005c7e6d" style:font-size-asian="10.5pt" style:language-asian="zxx" style:country-asian="none" style:font-weight-asian="normal" style:font-size-complex="12pt" style:language-complex="zxx" style:country-complex="none" style:font-weight-complex="normal"/>
    </style:style>
    <style:style style:name="P119" style:family="paragraph" style:parent-style-name="Standard" style:list-style-name="L4">
      <style:paragraph-properties fo:text-align="start" style:justify-single-word="false"/>
      <style:text-properties style:font-name="Liberation Sans" fo:font-size="14pt" fo:language="zxx" fo:country="none" fo:font-weight="bold" officeooo:rsid="005c7e6d" officeooo:paragraph-rsid="005c7e6d" style:font-size-asian="10.5pt" style:language-asian="zxx" style:country-asian="none" style:font-weight-asian="bold" style:font-size-complex="12pt" style:language-complex="zxx" style:country-complex="none" style:font-weight-complex="bold"/>
    </style:style>
    <style:style style:name="P120" style:family="paragraph" style:parent-style-name="Standard" style:list-style-name="L4">
      <style:paragraph-properties fo:text-align="start" style:justify-single-word="false"/>
      <style:text-properties style:font-name="Liberation Sans" fo:font-size="14pt" fo:language="zxx" fo:country="none" fo:font-weight="bold" officeooo:rsid="005dac0c" officeooo:paragraph-rsid="005dac0c" style:font-size-asian="10.5pt" style:language-asian="zxx" style:country-asian="none" style:font-weight-asian="bold" style:font-size-complex="12pt" style:language-complex="zxx" style:country-complex="none" style:font-weight-complex="bold"/>
    </style:style>
    <style:style style:name="P121" style:family="paragraph" style:parent-style-name="Standard" style:list-style-name="L5">
      <style:paragraph-properties fo:text-align="start" style:justify-single-word="false"/>
      <style:text-properties style:font-name="Liberation Sans" fo:font-size="14pt" fo:language="zxx" fo:country="none" fo:font-style="normal" fo:font-weight="normal" officeooo:rsid="00972eff" officeooo:paragraph-rsid="00972ef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2" style:family="paragraph" style:parent-style-name="Standard" style:list-style-name="L10">
      <style:paragraph-properties fo:text-align="start" style:justify-single-word="false"/>
      <style:text-properties style:font-name="Liberation Sans" fo:font-size="14pt" fo:language="zxx" fo:country="none" fo:font-style="normal" fo:font-weight="normal" officeooo:rsid="00cd64d6" officeooo:paragraph-rsid="00cd64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3" style:family="paragraph" style:parent-style-name="Standard" style:list-style-name="L11">
      <style:paragraph-properties fo:text-align="start" style:justify-single-word="false"/>
      <style:text-properties style:font-name="Liberation Sans" fo:font-size="14pt" fo:language="zxx" fo:country="none" fo:font-style="normal" fo:font-weight="normal" officeooo:rsid="00de9971" officeooo:paragraph-rsid="00de997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4" style:family="paragraph" style:parent-style-name="Standard" style:list-style-name="L11">
      <style:paragraph-properties fo:text-align="start" style:justify-single-word="false"/>
      <style:text-properties style:font-name="Liberation Sans" fo:font-size="14pt" fo:language="zxx" fo:country="none" fo:font-style="normal" fo:font-weight="normal" officeooo:rsid="00de9971" officeooo:paragraph-rsid="00e1cc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5" style:family="paragraph" style:parent-style-name="Standard">
      <style:paragraph-properties fo:text-align="start" style:justify-single-word="false"/>
      <style:text-properties style:font-name="Liberation Sans" fo:font-size="14pt" fo:language="zxx" fo:country="none" fo:font-style="normal" fo:font-weight="normal" officeooo:rsid="00de9971" officeooo:paragraph-rsid="00e1cc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6" style:family="paragraph" style:parent-style-name="Standard">
      <style:paragraph-properties fo:text-align="start" style:justify-single-word="false"/>
      <style:text-properties style:font-name="Liberation Sans" fo:font-size="14pt" fo:language="zxx" fo:country="none" fo:font-style="normal" fo:font-weight="normal" officeooo:rsid="00e1ccce" officeooo:paragraph-rsid="00e1cc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7" style:family="paragraph" style:parent-style-name="Standard" style:list-style-name="L12">
      <style:paragraph-properties fo:text-align="start" style:justify-single-word="false"/>
      <style:text-properties style:font-name="Liberation Sans" fo:font-size="14pt" fo:language="zxx" fo:country="none" fo:font-style="normal" fo:font-weight="normal" officeooo:rsid="00e1ccce" officeooo:paragraph-rsid="00e1cc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8" style:family="paragraph" style:parent-style-name="Standard" style:list-style-name="L14">
      <style:paragraph-properties fo:text-align="start" style:justify-single-word="false"/>
      <style:text-properties style:font-name="Liberation Sans" fo:font-size="14pt" fo:language="zxx" fo:country="none" fo:font-style="normal" fo:font-weight="normal" officeooo:rsid="00e1ccce" officeooo:paragraph-rsid="00e610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9" style:family="paragraph" style:parent-style-name="Standard">
      <style:paragraph-properties fo:text-align="start" style:justify-single-word="false"/>
      <style:text-properties style:font-name="Liberation Sans" fo:font-size="14pt" fo:language="zxx" fo:country="none" fo:font-style="normal" fo:font-weight="normal" officeooo:rsid="00e413a2" officeooo:paragraph-rsid="00e413a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0" style:family="paragraph" style:parent-style-name="Standard" style:list-style-name="L13">
      <style:paragraph-properties fo:text-align="start" style:justify-single-word="false"/>
      <style:text-properties style:font-name="Liberation Sans" fo:font-size="14pt" fo:language="zxx" fo:country="none" fo:font-style="normal" fo:font-weight="normal" officeooo:rsid="00e413a2" officeooo:paragraph-rsid="00e413a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1" style:family="paragraph" style:parent-style-name="Standard">
      <style:paragraph-properties fo:text-align="start" style:justify-single-word="false"/>
      <style:text-properties style:font-name="Liberation Sans" fo:font-size="14pt" fo:language="zxx" fo:country="none" fo:font-style="normal" fo:font-weight="normal" officeooo:rsid="00e5f2d8" officeooo:paragraph-rsid="00e5f2d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2" style:family="paragraph" style:parent-style-name="Standard">
      <style:paragraph-properties fo:text-align="start" style:justify-single-word="false"/>
      <style:text-properties style:font-name="Liberation Sans" fo:font-size="14pt" fo:language="zxx" fo:country="none" fo:font-style="normal" fo:font-weight="normal" officeooo:rsid="00e610d0" officeooo:paragraph-rsid="00e610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3" style:family="paragraph" style:parent-style-name="Standard" style:list-style-name="L14">
      <style:paragraph-properties fo:text-align="start" style:justify-single-word="false"/>
      <style:text-properties style:font-name="Liberation Sans" fo:font-size="14pt" fo:language="zxx" fo:country="none" fo:font-style="normal" fo:font-weight="normal" officeooo:rsid="00e610d0" officeooo:paragraph-rsid="00e610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4" style:family="paragraph" style:parent-style-name="Standard" style:list-style-name="L14">
      <style:paragraph-properties fo:text-align="start" style:justify-single-word="false"/>
      <style:text-properties style:font-name="Liberation Sans" fo:font-size="14pt" fo:language="zxx" fo:country="none" fo:font-style="normal" fo:font-weight="normal" officeooo:rsid="00e845b8" officeooo:paragraph-rsid="00e845b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5" style:family="paragraph" style:parent-style-name="Standard">
      <style:paragraph-properties fo:text-align="start" style:justify-single-word="false"/>
      <style:text-properties style:font-name="Liberation Sans" fo:font-size="14pt" fo:language="zxx" fo:country="none" fo:font-style="normal" fo:font-weight="normal" officeooo:rsid="00e845b8" officeooo:paragraph-rsid="00e845b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6" style:family="paragraph" style:parent-style-name="Standard" style:list-style-name="L15">
      <style:paragraph-properties fo:text-align="start" style:justify-single-word="false"/>
      <style:text-properties style:font-name="Liberation Sans" fo:font-size="14pt" fo:language="zxx" fo:country="none" fo:font-style="normal" fo:font-weight="normal" officeooo:rsid="00e9cc66" officeooo:paragraph-rsid="00e9cc6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7" style:family="paragraph" style:parent-style-name="Standard">
      <style:paragraph-properties fo:text-align="start" style:justify-single-word="false"/>
      <style:text-properties style:font-name="Liberation Sans" fo:font-size="14pt" fo:language="zxx" fo:country="none" fo:font-style="normal" fo:font-weight="normal" officeooo:rsid="00e9cc66" officeooo:paragraph-rsid="00e9cc6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8" style:family="paragraph" style:parent-style-name="Standard">
      <style:paragraph-properties fo:text-align="start" style:justify-single-word="false"/>
      <style:text-properties style:font-name="Liberation Sans" fo:font-size="14pt" fo:language="zxx" fo:country="none" fo:font-style="normal" fo:font-weight="normal" officeooo:rsid="00ea4faa" officeooo:paragraph-rsid="00ea4fa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9" style:family="paragraph" style:parent-style-name="Standard" style:list-style-name="L16">
      <style:paragraph-properties fo:text-align="start" style:justify-single-word="false"/>
      <style:text-properties style:font-name="Liberation Sans" fo:font-size="14pt" fo:language="zxx" fo:country="none" fo:font-style="normal" fo:font-weight="normal" officeooo:rsid="00ea4faa" officeooo:paragraph-rsid="00ea4fa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0" style:family="paragraph" style:parent-style-name="Standard">
      <style:paragraph-properties fo:text-align="start" style:justify-single-word="false"/>
      <style:text-properties style:font-name="Liberation Sans" fo:font-size="14pt" fo:language="zxx" fo:country="none" fo:font-style="normal" fo:font-weight="normal" officeooo:rsid="00ec3adf" officeooo:paragraph-rsid="00ec3a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1" style:family="paragraph" style:parent-style-name="Standard" style:list-style-name="L17">
      <style:paragraph-properties fo:text-align="start" style:justify-single-word="false"/>
      <style:text-properties style:font-name="Liberation Sans" fo:font-size="14pt" fo:language="zxx" fo:country="none" fo:font-style="normal" fo:font-weight="normal" officeooo:rsid="00ec3adf" officeooo:paragraph-rsid="00ec3a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2" style:family="paragraph" style:parent-style-name="Standard" style:list-style-name="L18">
      <style:paragraph-properties fo:text-align="start" style:justify-single-word="false"/>
      <style:text-properties style:font-name="Liberation Sans" fo:font-size="14pt" fo:language="zxx" fo:country="none" fo:font-style="normal" fo:font-weight="normal" officeooo:rsid="00ec3adf" officeooo:paragraph-rsid="00ec3a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3" style:family="paragraph" style:parent-style-name="Standard">
      <style:paragraph-properties fo:text-align="start" style:justify-single-word="false"/>
      <style:text-properties style:font-name="Liberation Sans" fo:font-size="14pt" fo:language="zxx" fo:country="none" fo:font-style="normal" fo:font-weight="normal" officeooo:rsid="00ee1a7f" officeooo:paragraph-rsid="00ee1a7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4" style:family="paragraph" style:parent-style-name="Standard" style:list-style-name="L9">
      <style:paragraph-properties fo:text-align="start" style:justify-single-word="false"/>
      <style:text-properties style:font-name="Liberation Sans" fo:font-size="14pt" fo:language="zxx" fo:country="none" fo:font-style="normal" fo:font-weight="bold" officeooo:rsid="00cc89d7" officeooo:paragraph-rsid="00cc89d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45" style:family="paragraph" style:parent-style-name="Standard" style:list-style-name="L6">
      <style:paragraph-properties fo:text-align="start" style:justify-single-word="false"/>
      <style:text-properties style:font-name="Liberation Sans" fo:font-size="14pt" officeooo:paragraph-rsid="00a553fe" style:font-size-asian="10.5pt" style:font-size-complex="12pt"/>
    </style:style>
    <style:style style:name="P146" style:family="paragraph" style:parent-style-name="Standard" style:list-style-name="L7">
      <style:paragraph-properties fo:text-align="start" style:justify-single-word="false"/>
      <style:text-properties style:font-name="Liberation Sans" fo:font-size="14pt" fo:font-style="normal" officeooo:rsid="00a89b16" officeooo:paragraph-rsid="00a89b16" style:font-size-asian="10.5pt" style:font-style-asian="normal" style:font-size-complex="12pt" style:font-style-complex="normal"/>
    </style:style>
    <style:style style:name="P147" style:family="paragraph" style:parent-style-name="Standard" style:list-style-name="L8">
      <style:paragraph-properties fo:text-align="start" style:justify-single-word="false"/>
      <style:text-properties style:font-name="Liberation Sans" fo:font-size="14pt" fo:font-style="normal" fo:font-weight="bold" officeooo:rsid="00b6bcda" officeooo:paragraph-rsid="00b6bcda" style:font-size-asian="10.5pt" style:font-style-asian="normal" style:font-weight-asian="bold" style:font-size-complex="12pt" style:font-style-complex="normal" style:font-weight-complex="bold"/>
    </style:style>
    <style:style style:name="P148" style:family="paragraph" style:parent-style-name="Standard" style:list-style-name="L8">
      <style:paragraph-properties fo:text-align="start" style:justify-single-word="false"/>
      <style:text-properties style:font-name="Liberation Sans" fo:font-size="14pt" fo:font-style="normal" fo:font-weight="bold" officeooo:rsid="00b8afcc" officeooo:paragraph-rsid="00b8afcc" style:font-size-asian="10.5pt" style:font-style-asian="normal" style:font-weight-asian="bold" style:font-size-complex="12pt" style:font-style-complex="normal" style:font-weight-complex="bold"/>
    </style:style>
    <style:style style:name="P149" style:family="paragraph" style:parent-style-name="Standard" style:list-style-name="L11">
      <style:paragraph-properties fo:text-align="start" style:justify-single-word="false"/>
      <style:text-properties officeooo:paragraph-rsid="00d045e0"/>
    </style:style>
    <style:style style:name="P150" style:family="paragraph" style:parent-style-name="Standard" style:list-style-name="L11">
      <style:paragraph-properties fo:text-align="start" style:justify-single-word="false"/>
      <style:text-properties officeooo:rsid="00d10245" officeooo:paragraph-rsid="00d3bec0"/>
    </style:style>
    <style:style style:name="P151" style:family="paragraph" style:parent-style-name="Standard" style:list-style-name="L11">
      <style:paragraph-properties fo:text-align="start" style:justify-single-word="false"/>
      <style:text-properties officeooo:rsid="00d10245" officeooo:paragraph-rsid="00d47c50"/>
    </style:style>
    <style:style style:name="P152" style:family="paragraph" style:parent-style-name="Standard" style:list-style-name="L11">
      <style:paragraph-properties fo:text-align="start" style:justify-single-word="false"/>
      <style:text-properties officeooo:rsid="00d47c50" officeooo:paragraph-rsid="00d47c50"/>
    </style:style>
    <style:style style:name="P153" style:family="paragraph" style:parent-style-name="Standard" style:list-style-name="L11">
      <style:paragraph-properties fo:text-align="start" style:justify-single-word="false"/>
      <style:text-properties officeooo:rsid="00d5ed8c" officeooo:paragraph-rsid="00d5ed8c"/>
    </style:style>
    <style:style style:name="P154" style:family="paragraph" style:parent-style-name="Standard" style:list-style-name="L11">
      <style:paragraph-properties fo:text-align="start" style:justify-single-word="false"/>
      <style:text-properties officeooo:rsid="00d7424a" officeooo:paragraph-rsid="00d7424a"/>
    </style:style>
    <style:style style:name="T1" style:family="text">
      <style:text-properties officeooo:rsid="0008f14e"/>
    </style:style>
    <style:style style:name="T2" style:family="text">
      <style:text-properties officeooo:rsid="000b8665"/>
    </style:style>
    <style:style style:name="T3" style:family="text">
      <style:text-properties officeooo:rsid="0013e85b"/>
    </style:style>
    <style:style style:name="T4" style:family="text">
      <style:text-properties officeooo:rsid="0013f601"/>
    </style:style>
    <style:style style:name="T5" style:family="text">
      <style:text-properties officeooo:rsid="001cc150"/>
    </style:style>
    <style:style style:name="T6" style:family="text">
      <style:text-properties officeooo:rsid="00208728"/>
    </style:style>
    <style:style style:name="T7" style:family="text">
      <style:text-properties officeooo:rsid="00229532"/>
    </style:style>
    <style:style style:name="T8" style:family="text">
      <style:text-properties officeooo:rsid="0026be15"/>
    </style:style>
    <style:style style:name="T9" style:family="text">
      <style:text-properties officeooo:rsid="002c7baf"/>
    </style:style>
    <style:style style:name="T10" style:family="text">
      <style:text-properties officeooo:rsid="0033cbdd"/>
    </style:style>
    <style:style style:name="T11" style:family="text">
      <style:text-properties fo:font-style="italic" style:font-style-asian="italic" style:font-style-complex="italic"/>
    </style:style>
    <style:style style:name="T12" style:family="text">
      <style:text-properties fo:font-style="italic" officeooo:rsid="004ff10d" style:font-style-asian="italic" style:font-style-complex="italic"/>
    </style:style>
    <style:style style:name="T13" style:family="text">
      <style:text-properties fo:font-style="italic" officeooo:rsid="00840837" style:font-style-asian="italic" style:font-style-complex="italic"/>
    </style:style>
    <style:style style:name="T14" style:family="text">
      <style:text-properties fo:font-style="italic" officeooo:rsid="00882a4b" style:font-style-asian="italic" style:font-style-complex="italic"/>
    </style:style>
    <style:style style:name="T15" style:family="text">
      <style:text-properties fo:font-style="italic" officeooo:rsid="009614f3" style:font-style-asian="italic" style:font-style-complex="italic"/>
    </style:style>
    <style:style style:name="T16" style:family="text">
      <style:text-properties fo:font-style="italic" officeooo:rsid="0096fca9" style:font-style-asian="italic" style:font-style-complex="italic"/>
    </style:style>
    <style:style style:name="T17" style:family="text">
      <style:text-properties fo:font-style="italic" officeooo:rsid="00a10479" style:font-style-asian="italic" style:font-style-complex="italic"/>
    </style:style>
    <style:style style:name="T18" style:family="text">
      <style:text-properties fo:font-style="italic" officeooo:rsid="00c263a3" style:font-style-asian="italic" style:font-style-complex="italic"/>
    </style:style>
    <style:style style:name="T19" style:family="text">
      <style:text-properties fo:font-style="italic" officeooo:rsid="00c570be"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655cf0" style:font-style-asian="italic" style:font-weight-asian="normal" style:font-style-complex="italic" style:font-weight-complex="normal"/>
    </style:style>
    <style:style style:name="T22" style:family="text">
      <style:text-properties fo:font-style="italic" fo:font-weight="normal" officeooo:rsid="0066ec1f" style:font-style-asian="italic" style:font-weight-asian="normal" style:font-style-complex="italic" style:font-weight-complex="normal"/>
    </style:style>
    <style:style style:name="T23" style:family="text">
      <style:text-properties fo:font-style="italic" fo:font-weight="normal" officeooo:rsid="007023d3" style:font-style-asian="italic" style:font-weight-asian="normal" style:font-style-complex="italic" style:font-weight-complex="normal"/>
    </style:style>
    <style:style style:name="T24" style:family="text">
      <style:text-properties fo:font-weight="bold" style:font-weight-asian="bold" style:font-weight-complex="bold"/>
    </style:style>
    <style:style style:name="T25" style:family="text">
      <style:text-properties fo:font-weight="bold" officeooo:rsid="004a0c2f" style:font-weight-asian="bold" style:font-weight-complex="bold"/>
    </style:style>
    <style:style style:name="T26" style:family="text">
      <style:text-properties fo:font-weight="bold" officeooo:rsid="00840837" style:font-weight-asian="bold" style:font-weight-complex="bold"/>
    </style:style>
    <style:style style:name="T27" style:family="text">
      <style:text-properties fo:font-weight="bold" officeooo:rsid="00933ad5" style:font-weight-asian="bold" style:font-weight-complex="bold"/>
    </style:style>
    <style:style style:name="T28" style:family="text">
      <style:text-properties fo:font-weight="bold" officeooo:rsid="009614f3" style:font-weight-asian="bold" style:font-weight-complex="bold"/>
    </style:style>
    <style:style style:name="T29" style:family="text">
      <style:text-properties officeooo:rsid="003de343"/>
    </style:style>
    <style:style style:name="T30" style:family="text">
      <style:text-properties officeooo:rsid="003f0581"/>
    </style:style>
    <style:style style:name="T31" style:family="text">
      <style:text-properties officeooo:rsid="004616c7"/>
    </style:style>
    <style:style style:name="T32" style:family="text">
      <style:text-properties officeooo:rsid="004877b1"/>
    </style:style>
    <style:style style:name="T33" style:family="text">
      <style:text-properties officeooo:rsid="00490f9f"/>
    </style:style>
    <style:style style:name="T34" style:family="text">
      <style:text-properties officeooo:rsid="004a0c2f"/>
    </style:style>
    <style:style style:name="T35" style:family="text">
      <style:text-properties officeooo:rsid="004e0117"/>
    </style:style>
    <style:style style:name="T36" style:family="text">
      <style:text-properties officeooo:rsid="004ff10d"/>
    </style:style>
    <style:style style:name="T37" style:family="text">
      <style:text-properties fo:font-style="normal" style:font-style-asian="normal" style:font-style-complex="normal"/>
    </style:style>
    <style:style style:name="T38" style:family="text">
      <style:text-properties fo:font-style="normal" officeooo:rsid="004ff10d"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61702b" style:font-style-asian="normal" style:font-weight-asian="normal" style:font-style-complex="normal" style:font-weight-complex="normal"/>
    </style:style>
    <style:style style:name="T41" style:family="text">
      <style:text-properties fo:font-style="normal" fo:font-weight="normal" officeooo:rsid="00655cf0" style:font-style-asian="normal" style:font-weight-asian="normal" style:font-style-complex="normal" style:font-weight-complex="normal"/>
    </style:style>
    <style:style style:name="T42" style:family="text">
      <style:text-properties fo:font-style="normal" fo:font-weight="normal" officeooo:rsid="0066ec1f" style:font-style-asian="normal" style:font-weight-asian="normal" style:font-style-complex="normal" style:font-weight-complex="normal"/>
    </style:style>
    <style:style style:name="T43" style:family="text">
      <style:text-properties fo:font-style="normal" fo:font-weight="normal" officeooo:rsid="006ad9a1" style:font-style-asian="normal" style:font-weight-asian="normal" style:font-style-complex="normal" style:font-weight-complex="normal"/>
    </style:style>
    <style:style style:name="T44" style:family="text">
      <style:text-properties fo:font-style="normal" fo:font-weight="normal" officeooo:rsid="006d1df4" style:font-style-asian="normal" style:font-weight-asian="normal" style:font-style-complex="normal" style:font-weight-complex="normal"/>
    </style:style>
    <style:style style:name="T45" style:family="text">
      <style:text-properties fo:font-style="normal" fo:font-weight="normal" officeooo:rsid="006ee908" style:font-style-asian="normal" style:font-weight-asian="normal" style:font-style-complex="normal" style:font-weight-complex="normal"/>
    </style:style>
    <style:style style:name="T46" style:family="text">
      <style:text-properties fo:font-style="normal" fo:font-weight="normal" officeooo:rsid="007023d3" style:font-style-asian="normal" style:font-weight-asian="normal" style:font-style-complex="normal" style:font-weight-complex="normal"/>
    </style:style>
    <style:style style:name="T47" style:family="text">
      <style:text-properties fo:font-style="normal" fo:font-weight="normal" officeooo:rsid="007222d4" style:font-style-asian="normal" style:font-weight-asian="normal" style:font-style-complex="normal" style:font-weight-complex="normal"/>
    </style:style>
    <style:style style:name="T48" style:family="text">
      <style:text-properties fo:font-style="normal" fo:font-weight="normal" officeooo:rsid="0073b5e8" style:font-style-asian="normal" style:font-weight-asian="normal" style:font-style-complex="normal" style:font-weight-complex="normal"/>
    </style:style>
    <style:style style:name="T49" style:family="text">
      <style:text-properties officeooo:rsid="00552791"/>
    </style:style>
    <style:style style:name="T50" style:family="text">
      <style:text-properties officeooo:rsid="00589158"/>
    </style:style>
    <style:style style:name="T51" style:family="text">
      <style:text-properties fo:font-weight="normal" style:font-weight-asian="normal" style:font-weight-complex="normal"/>
    </style:style>
    <style:style style:name="T52" style:family="text">
      <style:text-properties officeooo:rsid="005c7e6d"/>
    </style:style>
    <style:style style:name="T53" style:family="text">
      <style:text-properties officeooo:rsid="007b65a8"/>
    </style:style>
    <style:style style:name="T54" style:family="text">
      <style:text-properties officeooo:rsid="007be963"/>
    </style:style>
    <style:style style:name="T55" style:family="text">
      <style:text-properties officeooo:rsid="007d1d78"/>
    </style:style>
    <style:style style:name="T56" style:family="text">
      <style:text-properties officeooo:rsid="007eec5e"/>
    </style:style>
    <style:style style:name="T57" style:family="text">
      <style:text-properties officeooo:rsid="00807f4b"/>
    </style:style>
    <style:style style:name="T58" style:family="text">
      <style:text-properties officeooo:rsid="00825419"/>
    </style:style>
    <style:style style:name="T59" style:family="text">
      <style:text-properties officeooo:rsid="00832a85"/>
    </style:style>
    <style:style style:name="T60" style:family="text">
      <style:text-properties officeooo:rsid="00840837"/>
    </style:style>
    <style:style style:name="T61" style:family="text">
      <style:text-properties officeooo:rsid="00847013"/>
    </style:style>
    <style:style style:name="T62" style:family="text">
      <style:text-properties officeooo:rsid="00882a4b"/>
    </style:style>
    <style:style style:name="T63" style:family="text">
      <style:text-properties officeooo:rsid="008bdf64"/>
    </style:style>
    <style:style style:name="T64" style:family="text">
      <style:text-properties officeooo:rsid="008f7ef5"/>
    </style:style>
    <style:style style:name="T65" style:family="text">
      <style:text-properties officeooo:rsid="0090278e"/>
    </style:style>
    <style:style style:name="T66" style:family="text">
      <style:text-properties officeooo:rsid="00933ad5"/>
    </style:style>
    <style:style style:name="T67" style:family="text">
      <style:text-properties officeooo:rsid="00945df0"/>
    </style:style>
    <style:style style:name="T68" style:family="text">
      <style:text-properties officeooo:rsid="009614f3"/>
    </style:style>
    <style:style style:name="T69" style:family="text">
      <style:text-properties officeooo:rsid="0096fca9"/>
    </style:style>
    <style:style style:name="T70" style:family="text">
      <style:text-properties officeooo:rsid="009891f2"/>
    </style:style>
    <style:style style:name="T71" style:family="text">
      <style:text-properties officeooo:rsid="009bf8c7"/>
    </style:style>
    <style:style style:name="T72" style:family="text">
      <style:text-properties officeooo:rsid="009f613d"/>
    </style:style>
    <style:style style:name="T73" style:family="text">
      <style:text-properties officeooo:rsid="00a10479"/>
    </style:style>
    <style:style style:name="T74" style:family="text">
      <style:text-properties officeooo:rsid="00c001fd"/>
    </style:style>
    <style:style style:name="T75" style:family="text">
      <style:text-properties fo:language="zxx" fo:country="none" fo:font-style="normal" fo:font-weight="normal" officeooo:rsid="00a3e566" style:language-asian="zxx" style:country-asian="none" style:font-style-asian="normal" style:font-weight-asian="normal" style:language-complex="zxx" style:country-complex="none" style:font-style-complex="normal" style:font-weight-complex="normal"/>
    </style:style>
    <style:style style:name="T76" style:family="text">
      <style:text-properties fo:language="zxx" fo:country="none" fo:font-style="normal" fo:font-weight="normal" officeooo:rsid="00a553fe" style:language-asian="zxx" style:country-asian="none" style:font-style-asian="normal" style:font-weight-asian="normal" style:language-complex="zxx" style:country-complex="none" style:font-style-complex="normal" style:font-weight-complex="normal"/>
    </style:style>
    <style:style style:name="T77"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78" style:family="text">
      <style:text-properties fo:language="zxx" fo:country="none" fo:font-style="italic" fo:font-weight="normal" officeooo:rsid="00a3e566" style:language-asian="zxx" style:country-asian="none" style:font-style-asian="italic" style:font-weight-asian="normal" style:language-complex="zxx" style:country-complex="none" style:font-style-complex="italic" style:font-weight-complex="normal"/>
    </style:style>
    <style:style style:name="T79" style:family="text">
      <style:text-properties fo:language="zxx" fo:country="none" fo:font-style="italic" fo:font-weight="normal" officeooo:rsid="00a553fe" style:language-asian="zxx" style:country-asian="none" style:font-style-asian="italic" style:font-weight-asian="normal" style:language-complex="zxx" style:country-complex="none" style:font-style-complex="italic" style:font-weight-complex="normal"/>
    </style:style>
    <style:style style:name="T80" style:family="text">
      <style:text-properties fo:language="zxx" fo:country="none" fo:font-style="italic" fo:font-weight="normal" officeooo:rsid="00ad7f6c" style:language-asian="zxx" style:country-asian="none" style:font-style-asian="italic" style:font-weight-asian="normal" style:language-complex="zxx" style:country-complex="none" style:font-style-complex="italic" style:font-weight-complex="normal"/>
    </style:style>
    <style:style style:name="T81" style:family="text">
      <style:text-properties fo:language="zxx" fo:country="none" fo:font-style="italic" fo:font-weight="normal" officeooo:rsid="00af8da5" style:language-asian="zxx" style:country-asian="none" style:font-style-asian="italic" style:font-weight-asian="normal" style:language-complex="zxx" style:country-complex="none" style:font-style-complex="italic" style:font-weight-complex="normal"/>
    </style:style>
    <style:style style:name="T82" style:family="text">
      <style:text-properties fo:language="zxx" fo:country="none" fo:font-style="italic" fo:font-weight="normal" officeooo:rsid="00adff51" style:language-asian="zxx" style:country-asian="none" style:font-style-asian="italic" style:font-weight-asian="normal" style:language-complex="zxx" style:country-complex="none" style:font-style-complex="italic" style:font-weight-complex="normal"/>
    </style:style>
    <style:style style:name="T83" style:family="text">
      <style:text-properties fo:language="zxx" fo:country="none" fo:font-weight="normal" style:language-asian="zxx" style:country-asian="none" style:font-weight-asian="normal" style:language-complex="zxx" style:country-complex="none" style:font-weight-complex="normal"/>
    </style:style>
    <style:style style:name="T84" style:family="text">
      <style:text-properties fo:language="zxx" fo:country="none" fo:font-weight="normal" officeooo:rsid="00a553fe" style:language-asian="zxx" style:country-asian="none" style:font-weight-asian="normal" style:language-complex="zxx" style:country-complex="none" style:font-weight-complex="normal"/>
    </style:style>
    <style:style style:name="T85" style:family="text">
      <style:text-properties fo:language="zxx" fo:country="none" fo:font-weight="normal" officeooo:rsid="00ad7f6c" style:language-asian="zxx" style:country-asian="none" style:font-weight-asian="normal" style:language-complex="zxx" style:country-complex="none" style:font-weight-complex="normal"/>
    </style:style>
    <style:style style:name="T86" style:family="text">
      <style:text-properties fo:language="zxx" fo:country="none" fo:font-weight="normal" officeooo:rsid="00af8da5" style:language-asian="zxx" style:country-asian="none" style:font-weight-asian="normal" style:language-complex="zxx" style:country-complex="none" style:font-weight-complex="normal"/>
    </style:style>
    <style:style style:name="T87" style:family="text">
      <style:text-properties fo:language="zxx" fo:country="none" fo:font-weight="normal" officeooo:rsid="00b123c3" style:language-asian="zxx" style:country-asian="none" style:font-weight-asian="normal" style:language-complex="zxx" style:country-complex="none" style:font-weight-complex="normal"/>
    </style:style>
    <style:style style:name="T88" style:family="text">
      <style:text-properties fo:language="zxx" fo:country="none" fo:font-weight="normal" officeooo:rsid="00b6bcda" style:language-asian="zxx" style:country-asian="none" style:font-weight-asian="normal" style:language-complex="zxx" style:country-complex="none" style:font-weight-complex="normal"/>
    </style:style>
    <style:style style:name="T89" style:family="text">
      <style:text-properties fo:language="zxx" fo:country="none" fo:font-weight="normal" officeooo:rsid="00b8cfea" style:language-asian="zxx" style:country-asian="none" style:font-weight-asian="normal" style:language-complex="zxx" style:country-complex="none" style:font-weight-complex="normal"/>
    </style:style>
    <style:style style:name="T90" style:family="text">
      <style:text-properties fo:language="zxx" fo:country="none" style:language-asian="zxx" style:country-asian="none" style:language-complex="zxx" style:country-complex="none"/>
    </style:style>
    <style:style style:name="T91" style:family="text">
      <style:text-properties fo:language="zxx" fo:country="none" officeooo:rsid="00b123c3" style:language-asian="zxx" style:country-asian="none" style:language-complex="zxx" style:country-complex="none"/>
    </style:style>
    <style:style style:name="T92" style:family="text">
      <style:text-properties officeooo:rsid="00c263a3"/>
    </style:style>
    <style:style style:name="T93" style:family="text">
      <style:text-properties officeooo:rsid="00c31572"/>
    </style:style>
    <style:style style:name="T94" style:family="text">
      <style:text-properties officeooo:rsid="00c570be"/>
    </style:style>
    <style:style style:name="T95" style:family="text">
      <style:text-properties officeooo:rsid="00c6ae94"/>
    </style:style>
    <style:style style:name="T96" style:family="text">
      <style:text-properties officeooo:rsid="00cc89d7"/>
    </style:style>
    <style:style style:name="T97" style:family="text">
      <style:text-properties style:font-name="Liberation Sans" fo:font-size="14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98" style:family="text">
      <style:text-properties style:font-name="Liberation Sans" fo:font-size="14pt" fo:language="zxx" fo:country="none" fo:font-style="normal" fo:font-weight="normal" officeooo:rsid="00cd64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99" style:family="text">
      <style:text-properties style:font-name="Liberation Sans" fo:font-size="14pt" fo:language="zxx" fo:country="none" fo:font-style="normal" fo:font-weight="normal" officeooo:rsid="00d045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0" style:family="text">
      <style:text-properties style:font-name="Liberation Sans" fo:font-size="14pt" fo:language="zxx" fo:country="none" fo:font-style="normal" fo:font-weight="normal" officeooo:rsid="00cfae7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1" style:family="text">
      <style:text-properties style:font-name="Liberation Sans" fo:font-size="14pt" fo:language="zxx" fo:country="none" fo:font-style="normal" fo:font-weight="normal" officeooo:rsid="00d11b7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2" style:family="text">
      <style:text-properties style:font-name="Liberation Sans" fo:font-size="14pt" fo:language="zxx" fo:country="none" fo:font-style="normal" fo:font-weight="normal" officeooo:rsid="00d3bec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3" style:family="text">
      <style:text-properties style:font-name="Liberation Sans" fo:font-size="14pt" fo:language="zxx" fo:country="none" fo:font-style="normal" fo:font-weight="normal" officeooo:rsid="00d47c5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4" style:family="text">
      <style:text-properties style:font-name="Liberation Sans" fo:font-size="14pt" fo:language="zxx" fo:country="none" fo:font-style="normal" fo:font-weight="normal" officeooo:rsid="00d9330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5" style:family="text">
      <style:text-properties style:font-name="Liberation Sans" fo:font-size="14pt" fo:language="zxx" fo:country="none" fo:font-style="normal" fo:font-weight="normal" officeooo:rsid="00d9d43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6" style:family="text">
      <style:text-properties style:font-name="Liberation Sans" fo:font-size="14pt" fo:language="zxx" fo:country="none" fo:font-style="normal" fo:font-weight="normal" officeooo:rsid="00d9ef0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7" style:family="text">
      <style:text-properties style:font-name="Liberation Sans" fo:font-size="14pt" fo:language="zxx" fo:country="none" fo:font-style="normal" fo:font-weight="normal" officeooo:rsid="00dbbbd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8" style:family="text">
      <style:text-properties style:font-name="Liberation Sans" fo:font-size="14pt" fo:language="zxx" fo:country="none" fo:font-style="normal" fo:font-weight="normal" officeooo:rsid="00dd891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9" style:family="text">
      <style:text-properties style:font-name="Liberation Sans" fo:font-size="14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10" style:family="text">
      <style:text-properties style:font-name="Liberation Sans" fo:font-size="14pt" fo:language="zxx" fo:country="none" fo:font-style="normal" fo:font-weight="bold" officeooo:rsid="00cfae79"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11" style:family="text">
      <style:text-properties style:font-name="Liberation Sans" fo:font-size="14pt" fo:language="zxx" fo:country="none" fo:font-style="normal" fo:font-weight="bold" officeooo:rsid="00d11b7f"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12" style:family="text">
      <style:text-properties style:font-name="Liberation Sans" fo:font-size="14pt" fo:language="zxx" fo:country="none" fo:font-style="normal" fo:font-weight="bold" officeooo:rsid="00d3bec0"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13" style:family="text">
      <style:text-properties style:font-name="Liberation Sans" fo:font-size="14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14" style:family="text">
      <style:text-properties style:font-name="Liberation Sans" fo:font-size="14pt" fo:language="zxx" fo:country="none" fo:font-style="italic" fo:font-weight="normal" officeooo:rsid="00cfae79"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15" style:family="text">
      <style:text-properties style:font-name="Liberation Sans" fo:font-size="14pt" fo:language="zxx" fo:country="none" fo:font-style="italic" fo:font-weight="normal" officeooo:rsid="00d11b7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16" style:family="text">
      <style:text-properties style:font-name="Liberation Sans" fo:font-size="14pt" fo:language="zxx" fo:country="none" fo:font-style="italic" style:text-underline-style="solid" style:text-underline-width="auto" style:text-underline-color="font-color" fo:font-weight="normal" officeooo:rsid="00d11b7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17"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118" style:family="text">
      <style:text-properties style:font-name="Liberation Sans" fo:language="zxx" fo:country="none" fo:font-style="normal" officeooo:rsid="00cd64d6" style:language-asian="zxx" style:country-asian="none" style:font-style-asian="normal" style:language-complex="zxx" style:country-complex="none" style:font-style-complex="normal"/>
    </style:style>
    <style:style style:name="T119" style:family="text">
      <style:text-properties officeooo:rsid="00df0eaf"/>
    </style:style>
    <style:style style:name="T120" style:family="text">
      <style:text-properties officeooo:rsid="00e0e33f"/>
    </style:style>
    <style:style style:name="T121" style:family="text">
      <style:text-properties officeooo:rsid="00e32de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Riassunto DataBase <text:span text:style-name="T1">slide 2023-24</text:span></text:p>
      <text:p text:style-name="P104">Lezione 01 <text:span text:style-name="T74">(Introduzione)</text:span></text:p>
      <text:p text:style-name="P46">Le Basi di Dati sono una componente fondamentale della vita di tutti i giorni: molte delle nostre più banali attività ci portano ad interagire con qualche tipo di database.</text:p>
      <text:p text:style-name="P47">Un<text:span text:style-name="T11"> sistema organizzativo</text:span> è un insieme di risorse, cioè persone, materiali e informazioni, e di regole per lo svolgimento coordinato delle attività, cioè i processi, al fine di perseguire degli scopi.</text:p>
      <text:p text:style-name="P47">Un <text:span text:style-name="T11">sistema informativo</text:span> è un sottosistema di una organizzazione che si occupa di acqusire, elaborare, conservare e produrre le informazioni di interesse: ogni organizzazione ne ha uno, che quasi sempre è di supporto ad altri sottosistemi e spesso è a sua volta diviso in sottosistemi.</text:p>
      <text:p text:style-name="P48">Il <text:span text:style-name="T11">sistema informatico</text:span> è la porzione automatizzata del sistema informativo ed è quella che si occupa di gestire le informazioni tramite l'informatica.</text:p>
      <text:p text:style-name="P48"/>
      <text:p text:style-name="P48">Un DataBase può essere definito come una collezione di dati correlati, ma anche come un insieme organizzato di dati per il supporto allo svolgimento di una attività. <text:span text:style-name="T2">I "dati" sono fatti noti, con un significato implicito, che possono essere memorizzati. Un database è progettato, costruito e riempito di dati per un uso specifico ed ha una tipologia ben definita di utenti.</text:span></text:p>
      <text:p text:style-name="P49">In generale, un <text:span text:style-name="T24">dato</text:span> è ciò che è immediatamente presente alla conoscenza, prima ancora di ogni elaborazione; in informatica, in particolare, è un elemento di informazione costituito da simboli che devono essere elaborati. <text:span text:style-name="T24">L'informazione</text:span> è una notizia, un dato o un elemento che consente di avere una conoscenza più o meno esatta di fatti, situazioni e modi di essere.</text:p>
      <text:p text:style-name="P50">Un database può avere qualsiasi dimensione e complessità: la rubrica tel<text:span text:style-name="T29">e</text:span>fonica personale, di media, ha poche centinaia di voci, mentre il database dei contribuenti di uno Stato e delle relative dichiarazioni dei redditi ha decine di milioni di voci.</text:p>
      <text:p text:style-name="P51"/>
      <text:p text:style-name="P51">Consideriamo come esempio di database quello dell'università.</text:p>
      <text:p text:style-name="P51">Organizziamo in 4 file:</text:p>
      <text:list xml:id="list874349087" text:style-name="L1">
        <text:list-item>
          <text:p text:style-name="P115">STUDENTE, contiene i dati di ciascuno studente iscritto;</text:p>
        </text:list-item>
        <text:list-item>
          <text:p text:style-name="P115">CORSO, contiene i dati relativi a ciascun corso;</text:p>
        </text:list-item>
        <text:list-item>
          <text:p text:style-name="P115">PREREQUISITI, contiene i prerequisiti di ciascun corso;</text:p>
        </text:list-item>
        <text:list-item>
          <text:p text:style-name="P115">VOTAZIONE, contiene i voti riportati dagli studenti nei vari esami.</text:p>
        </text:list-item>
      </text:list>
      <text:p text:style-name="P51">Per definire il database occorre specificare la struttura dati dei record di ciascun file, cioè vanno specificati i campi, o data element, di ogni record ed il tipo di ognuno di essi.</text:p>
      <text:p text:style-name="P52">Un record del file STUDENTE contiene dati per rappresentare il nome dello studente, il numero di matricola e l'anno di iscrizione corrente, campi tutti definiti come stringhe di caratteri.</text:p>
      <text:p text:style-name="P53"><text:soft-page-break/>Per costruire il database vanno memorizzati tutti i dati dei file, notando come ci siano delle correlazioni tra i record presenti. Manipolare il database significa interrogare ed aggiornare i dati.</text:p>
      <text:p text:style-name="P53"/>
      <text:p text:style-name="P105">Lezione 02</text:p>
      <text:p text:style-name="P54">Un <text:span text:style-name="T11">DataBase Management System </text:span>(<text:span text:style-name="T24">DBMS</text:span>) o anche Sistema per la Gestione di Basi di Dati è una collezione di programmi che permette di creare e manutenere una base di dati. È un software "general-purpose" che facilita la creazione, costruzione e gestione di database per differenti applicazioni e che permette di memorizzare le info<text:span text:style-name="T30">r</text:span>mazioni in strutture dati efficienti, scalabili e flessibili. <text:span text:style-name="T3">DBMS e database non sono la stessa cosa, ma sono legati dallo stesso tipo di relazione che intercorre tra </text:span><text:span text:style-name="T4">un editor</text:span><text:span text:style-name="T3"> ed un file di testo: mentre il database è un insieme di dati, il DBMS è un applicativo per gestire i database.</text:span></text:p>
      <text:p text:style-name="P55">È possibile evitare l'uso di DBMS general-purpose creando il proprio insieme di programmi per gestire i dati, ottenendo un DBMS<text:span text:style-name="T11"> special-purpose</text:span>.</text:p>
      <text:p text:style-name="P55"/>
      <text:p text:style-name="P56">Il database contiene, al di là dei dati, anche le definizioni degli stessi e le informazioni sulla definizione, dette <text:span text:style-name="T24">metadati</text:span>, vengono memorizzate nel catalogo di sistema, a cui accede il DBMS.</text:p>
      <text:p text:style-name="P57">I dati possono essere <text:span text:style-name="T11">persistenti</text:span>, se hanno un tempo di vita indipendente dall'esecuzione del programma che li utilizza, e <text:span text:style-name="T11">condivisi</text:span>, se i vari settori dell'azienda possono condividere dati. Quest'ultima condizione comporta il potenziale insorgere di problemi di ridondanza, cioè di informazioni ripetute, e di incoerenza, cioè presenza di diverse versioni degli stessi dati.</text:p>
      <text:p text:style-name="P58"/>
      <text:p text:style-name="P58">Un DBMS multiutente deve consentire <text:span text:style-name="T5">l'</text:span>accesso al database a più utenti <text:span text:style-name="T5">contemporaneamente ed includere software sia per il controllo dell'accesso che per il controllo della concorrenza: bisogna sia verificare che si abbia l'autorizzazione a modificare i dati sia garantirne il corretto aggiornamento.</text:span></text:p>
      <text:p text:style-name="P59">I DBMS devono garantire affidabilità per le basi di dati, le quali devono resistere a malfunzionamenti sia hardware che software e devono essere conservate a lungo termine.</text:p>
      <text:p text:style-name="P60">Una delle tecniche principali è quella della gestione delle transazioni, che per l'utente sono i programmi che realizzano le attività più frequenti e presentano poche eccezioni, definite a priori. <text:span text:style-name="T6">Alcuni esempi possono essere i versamenti ad uno sportello bancario o le prenotazioni di un biglietto. Dal punto di vista del sistema le transazioni sono invece sequenze indivisibili di operazioni.</text:span></text:p>
      <text:p text:style-name="P61"/>
      <text:p text:style-name="P61">Nei programmi tradizionali i dati vengono conservati in un file, dunque ogni file contiene una descrizione della struttura del file stesso, aumentando il rischio di incoerenza. Nei DBMS, invece, esiste una porzione della base di dati, detta <text:span text:style-name="T11">catalogo</text:span> o <text:span text:style-name="T11">dizionario</text:span>, che contiene i metadati, cioè una descrizione centralizzata dei dati, <text:span text:style-name="T7">e </text:span>che può essere utilizzata dai vari programmi.</text:p>
      <text:p text:style-name="P62"><text:soft-page-break/>Il DBMS quindi fornisce una gestione centralizzata dei dati, rende disponibili servizi integrati, riduce le ridondanze e le inconsistenze e presenta un minor accoppiamento tra programma e dati, il che favorisce sia lo sviluppo che la manutenzione dei programmi. Ha come contro un costo elavato ed un overhead computazionale, cioè un'efficienza più bassa.</text:p>
      <text:p text:style-name="P62">Il File Processing fornisce la possibilità di scrivere programmi efficienti ed ha un costo ben inferiore al DBMS, ma presenta diversi svantaggi: c'è ridondanza dei dati, che porta il rischio di incoerenza, e c'è un forte accoppiamento programma/dati, che aumenta la difficoltà di sviluppo e manutenzione delle applicazioni.</text:p>
      <text:p text:style-name="P63"/>
      <text:p text:style-name="P63">Ciascun DBMS supporta un determinato <text:span text:style-name="T24">modello dei dati</text:span>, dunque occorre rappresentare i dati in modo conforme a tale modello: spetta al DBMS memorizzare in file tali dati, che saranno rappresentati su vari livelli di astrazione.</text:p>
      <text:p text:style-name="P64">I programmi applicativi fanno riferimento alle strutture del modello e ciò consente di modificare la rappresentazione dei dati a livello più basso senza dover modificare i programmi (<text:span text:style-name="T11">indipendenza</text:span> <text:span text:style-name="T11">fisica</text:span>).</text:p>
      <text:p text:style-name="P65">Un modello deve rappresentare una certa realtà, <text:span text:style-name="T31">fornendo </text:span>un insieme di strutture simboliche per <text:span text:style-name="T31">farlo e</text:span> nascondendo alcuni dettagli. <text:span text:style-name="T8">Deve inoltre fornire un insieme di costrutti utilizzati </text:span>per descrivere i dati e le strutture atte a memorizzarli, nascondendo alcuni dettagli <text:span text:style-name="T31">di memorizzazione</text:span>.</text:p>
      <text:p text:style-name="P66">Esistono due principali modelli di dati: i modelli <text:span text:style-name="T24">concettuali</text:span> ed i modelli <text:span text:style-name="T24">logici</text:span>.</text:p>
      <text:p text:style-name="P66">I concettuali permettono di rappresentare i dati in modo indipendente da ogni sistema poiché descrivono i concetti del mondo reale; <text:span text:style-name="T32">i</text:span>l più noto è il modello <text:span text:style-name="T11">Entity-Relationship (ER).</text:span></text:p>
      <text:p text:style-name="P67">Quelli logici sono <text:span text:style-name="T33">invece </text:span>adottati nei DBMS per l’organizzazione dei dati e sono utilizzati dai programmi. Sono indipendenti dalle strutture fisiche ed i principali sono quello relazionale, reticolare, gerarchico e ad oggetti.</text:p>
      <text:p text:style-name="P67"/>
      <text:p text:style-name="P68">In ogni database troviamo <text:span text:style-name="T24">schema</text:span>, che ne descrive la struttura e non cambia nel tempo, e<text:span text:style-name="T34">d </text:span><text:span text:style-name="T24">ista</text:span><text:span text:style-name="T25">n</text:span><text:span text:style-name="T24">za</text:span>, cioè i valori attuali, che possono cambiare nel tempo anche rapidamente. Il primo è l'aspetto <text:span text:style-name="T11">intensionale</text:span> e nel modello relazionale corrisponde alle intestazioni delle tabelle, mentre il secondo è l'aspetto <text:span text:style-name="T11">estensionale</text:span> e nel modello relazionale corrisponde al corpo di ciascuna tabella.</text:p>
      <text:p text:style-name="P69"/>
      <text:p text:style-name="P69">Semplificandone la struttura, possiamo dire che il DBMS, che collega utente a database, sia composto da uno schema logico e da uno interno. Lo schema logico descrive la base di dati secondo <text:s/>il modello logico, ad esempio attraverso le tabelle, mentre lo schema interno, o fisico, è una rappresentazione dello schema logico per mezzo di strutture di memorizzazione quali file e record con puntatori.</text:p>
      <text:p text:style-name="P70"><text:soft-page-break/>Il livello <text:span text:style-name="T11">esterno</text:span> definisce un sottoinsieme del database per una particolare applicazione, include più schemi esterni o viste utente ed usa un modello dati di alto livello. Ogni schema esterno descrive la parte del <text:span text:style-name="T9">database</text:span> cui è interessato un particolare gruppo di utenti e nasconde il resto del <text:span text:style-name="T9">database</text:span> a quel gruppo.</text:p>
      <text:p text:style-name="P71">I tre livelli sono solo delle descrizioni di dati, i quali esistono realmente soltanto a livello fisico. Il DBMS trasforma una richiesta specificata su uno schema esterno in una richiesta secondo schema logico e poi in una richiesta sullo schema interno per procedere sul database memorizzato; <text:span text:style-name="T35">i </text:span>risultati seguono un percorso inverso.</text:p>
      <text:p text:style-name="P71">Un mapping è un processo di trasformazione delle richieste e dei risultati.</text:p>
      <text:p text:style-name="P72"/>
      <text:p text:style-name="P72">Olt<text:span text:style-name="T35">r</text:span>e all'indipendenza fisica dei dati, per cui lo schema interno può essere cambiato senza dover cambiare gli schemi logici, esiste anche <text:span text:style-name="T11">l'indipendenza logica dei dati</text:span>, per cui lo schema logico può essere modificato senza dover cambiare gli schemi esterni o applicativi.</text:p>
      <text:p text:style-name="P73">In caso di indipendenza logica, è possibile modificare, espandere e ridurre il database: in caso di modifiche, vanno cambiate soltanto le definizioni delle visite ed i mapping.</text:p>
      <text:p text:style-name="P74">Quando avviene un cambiamento nello schema fisico in una situazione di indipendenza, non è necessario cambiare lo schema logico se i dati non subiscono alterazioni.</text:p>
      <text:p text:style-name="P75">L'architettura a 3 livelli consente facilmente di ottenere una reale indipendenza dei dati e rende il database più flessibile e scalabile, ma i due livelli di mapping causano inefficienze nel DBMS ed inoltre il catalogo deve avere dimensioni maggiori per includere le informazioni su come trasformare le richieste e i dati sui vari livelli.</text:p>
      <text:p text:style-name="P75"/>
      <text:p text:style-name="P75">Un DBMS deve fornire ad ogni categoria di utenti interfacce e linguaggi adeguati per comunicare gli schemi di database progettati e per manipolare i dati.</text:p>
      <text:p text:style-name="P75">Nei DBMS dove non c’è una netta separazione tra livelli, progettisti <text:span text:style-name="T36">(</text:span><text:span text:style-name="T12">DB designers</text:span><text:span text:style-name="T36">) </text:span>e <text:span text:style-name="T36">amministratori (</text:span><text:span text:style-name="T12">DB Administrators</text:span><text:span text:style-name="T38">)</text:span> usano un linguaggio di definizione dati o <text:span text:style-name="T11">Data Definition Language</text:span> (<text:span text:style-name="T24">DDL</text:span>) per definire tutti gli schemi. <text:span text:style-name="T10">Il compilatore DDL ha la funzione di trattare gli statement DDL per identificare descrizioni dei costrutti di </text:span>schema <text:span text:style-name="T10">e di m</text:span>emorizzare la descrizione dello schema nel catalogo del DBMS.</text:p>
      <text:p text:style-name="P76">Dove c'è invece una netta separazione tra i livelli si usa uno <text:span text:style-name="T11">Storage Definition Language</text:span> (<text:span text:style-name="T24">SDL</text:span>) per specificare lo schema interno, mentre si usa il DDL per specificare soltanto lo schema logico. I mapping tra i due schemi possono essere specificati in uno qualsiasi dei due linguaggi.</text:p>
      <text:p text:style-name="P76">Nelle architetture a 3 livelli viene usato un linguaggio di definizione viste o <text:span text:style-name="T11">View Definition Language </text:span>(<text:span text:style-name="T24">VDL</text:span>) per specificare le viste utente e i loro mapping sullo schema logico.</text:p>
      <text:p text:style-name="P76"><text:soft-page-break/>Il DBMS fornisce un linguaggio di manipolazione dati o <text:span text:style-name="T11">Data Manipulation Language</text:span> (<text:span text:style-name="T24">DML</text:span>) per consentire agli utenti di manipolare i dati (cioè recuperare, inserire, cancellare ed aggiornare).</text:p>
      <text:p text:style-name="P77">Nei DBMS moderni si tende ad usare un unico linguaggio integrato che comprende tutti i costrutti necessari: un esempio è <text:span text:style-name="T24">SQL</text:span>.</text:p>
      <text:p text:style-name="P78"/>
      <text:p text:style-name="P78">I DML <text:span text:style-name="T49">possono essere di alto livello (non procedurali)</text:span>, che consentono di specificare in maniera concisa operazioni complesse, <text:span text:style-name="T49">oppure di</text:span> basso livello <text:span text:style-name="T49">(</text:span>procedurali<text:span text:style-name="T49">)</text:span>, che vengono inglobati in linguaggi general-purpose e sono detti <text:span text:style-name="T11">record-at-a-time</text:span> perché in genere ritrovano record individuali nei database e li trattano separatamente.</text:p>
      <text:p text:style-name="P79">In molti DBMS gli statement DML di alto livello presentano le seguenti caratteristiche:</text:p>
      <text:list xml:id="list2644663834" text:style-name="L2">
        <text:list-item>
          <text:p text:style-name="P116">Possono essere specificati interattivamente da terminale;</text:p>
        </text:list-item>
        <text:list-item>
          <text:p text:style-name="P116">Possono essere inglobati in un linguaggio di programmazione general-purpose;</text:p>
        </text:list-item>
        <text:list-item>
          <text:p text:style-name="P116">Sono detti <text:span text:style-name="T11">set-at-a-time</text:span> o <text:span text:style-name="T11">set-oriented</text:span> perché possono specificare e ritrovare molti record in singolo statement DML;</text:p>
        </text:list-item>
        <text:list-item>
          <text:p text:style-name="P116">Sono detti dichiarativi perché una query di un DML high-level spesso specifica quale dato deve essere ritrovato piuttosto che come ritrovarlo.</text:p>
        </text:list-item>
      </text:list>
      <text:p text:style-name="P80">Quando il linguaggio DML viene inglobato in un linguaggio general-purpose viene detto <text:span text:style-name="T11">sublanguage</text:span>; in particolare se si tratta di uno di alto livello che viene usato solo in maniera interattiva si parla di <text:span text:style-name="T24">query language.</text:span></text:p>
      <text:p text:style-name="P80"/>
      <text:p text:style-name="P81">Le interfacce per i DBMS possono essere di varie tipologie:</text:p>
      <text:list xml:id="list4092046733" text:style-name="L3">
        <text:list-item>
          <text:p text:style-name="P117"><text:span text:style-name="T50">l</text:span>e menu-based presentano all'utente delle liste di opzioni che lo guidano nella formulazione della sua richiesta: la query viene composta un passo alla volta;</text:p>
        </text:list-item>
        <text:list-item>
          <text:p text:style-name="P117"><text:span text:style-name="T50">q</text:span>uelle form-based visualizzano un form per ogni utente, il quale può riempire tutte o anche solo una parte delle entrate, <text:span text:style-name="T50">[</text:span>e sono in genere progettate e programmate per gli utenti naive, cioè quegli utenti "parametrici" che rappresentano una fetta considerevole di utenza<text:span text:style-name="T50">];</text:span></text:p>
        </text:list-item>
        <text:list-item>
          <text:p text:style-name="P117"><text:span text:style-name="T50">quelle apposite per i DBA, accessibili attraverso </text:span>comandi privilegiati.</text:p>
        </text:list-item>
      </text:list>
      <text:p text:style-name="P81"/>
      <text:p text:style-name="P106">Lezione 03</text:p>
      <text:p text:style-name="P82">La progettazione del database è una delle attività del processo di sviluppo dei sistemi informativi e va inquadrata in un contesto più generale, che è quello del <text:span text:style-name="T24">ciclo di vita </text:span>del sistema. <text:span text:style-name="T52">Esso è un insieme di attività svolte da analisti, progettisti e utenti nello sviluppo e nell'uso del sistema e viene rappresentato come un ciclo in quanto attività iterativa. Gli step in cui è suddiviso sono i seguenti:</text:span></text:p>
      <text:list xml:id="list3380044274" text:style-name="L4">
        <text:list-item>
          <text:p text:style-name="P118"><text:span text:style-name="T24">Studio di fattibilità</text:span>, in cui si analizzano le potenziali aree di applicazione, si effettuano studi di costi/benefici, si determina la complessità di dati e processi e si impostano le priorità tra le applicazioni;</text:p>
        </text:list-item>
        <text:list-item>
          <text:p text:style-name="P119"><text:soft-page-break/>Raccolta e analisi dei requisiti<text:span text:style-name="T51">, che comprende una raccolta dettagliata dei requisiti con interviste ai potenziali utenti, in modo da definire le funzionalità del sistema;</text:span></text:p>
        </text:list-item>
        <text:list-item>
          <text:p text:style-name="P119">Progettazione<text:span text:style-name="T51"> di dati e funzioni;</text:span></text:p>
        </text:list-item>
        <text:list-item>
          <text:p text:style-name="P119">Realizzazione<text:span text:style-name="T51">, in cui si implementa il sistema informativo, si carica il database e si implementano e testano le transazioni;</text:span></text:p>
        </text:list-item>
        <text:list-item>
          <text:p text:style-name="P119">Validazione e collaudo<text:span text:style-name="T51">, in cui si verifica che il sistema soddisfi i requisiti e le performance richieste.</text:span></text:p>
        </text:list-item>
        <text:list-item>
          <text:p text:style-name="P120">Funzionamento<text:span text:style-name="T51">, cioè la fase operativa, in cui si entra solo quando tutte le funzionalità sono state validate. Può essere preceduta da una fase di addestramento del personale al nuovo sistema ed è seguita dalla manutenzione, che può portare all'aggiunta di nuove funzionalità, che ripeteranno questo ciclo.</text:span></text:p>
        </text:list-item>
      </text:list>
      <text:p text:style-name="P83">La progettazione di un sistema informativo riguarda due aspetti: la progettazione dei dati e la progettazione delle applicazioni; va da sè che i dati hanno un ruolo centrale nel processo.</text:p>
      <text:p text:style-name="P84">Per garantire prodotti di buona qualità è opportuno seguire una metodologia di progetto, articolandolo in fasi indipendenti tra loro e pensando sia a strategie da seguire nei vari passi che ad alternative. È importante garantire diverse proprietà, quali la generalità, la correttezza, l'efficienza e la facilità d'uso.</text:p>
      <text:p text:style-name="P85"><text:span text:style-name="T51">Un modello di dati è un insieme di costruttori utilizzati per organizzare i dati di interesse e descriverne la dinamica: la loro componente fondamentale sono i </text:span><text:span text:style-name="T20">meccanismi di strutturazione</text:span><text:span text:style-name="T39">, che possono essere visti come i meccanismi che nei linguaggi di programmazione servono a creare nuovi tipi.</text:span></text:p>
      <text:p text:style-name="P2"/>
      <text:p text:style-name="P86"><text:span text:style-name="T39">Il </text:span><text:span text:style-name="T37">modello ER</text:span><text:span text:style-name="T39"> è il più diffuso modello concettuale </text:span><text:span text:style-name="T40">e presenta tra i suoi costrutti le entità, le relazioni, gli attributi, gli identificatori ecc.</text:span></text:p>
      <text:p text:style-name="P87"><text:span text:style-name="T39">Le </text:span><text:span text:style-name="T37">entità</text:span><text:span text:style-name="T39"> sono classi di oggetti dell'applicazione di interesse che hanno proprietà comuni ed un'esistenza "autonoma".</text:span></text:p>
      <text:p text:style-name="P87"><text:span text:style-name="T39">Le </text:span><text:span text:style-name="T37">associazioni o Relationship</text:span><text:span text:style-name="T39"> sono legami logici tra due o più entità che sono rilevanti nell'applicazione di interesse.</text:span></text:p>
      <text:p text:style-name="P88"><text:span text:style-name="T39">Negli schemi sono prensenti soltanto le entità, non le singole </text:span><text:span text:style-name="T20">istanze</text:span><text:span text:style-name="T39"> o </text:span><text:span text:style-name="T20">occorrenze</text:span><text:span text:style-name="T39">, che sono gli elementi della classe.</text:span></text:p>
      <text:p text:style-name="P3">Nel dare nomi ad entità e relazioni vanno usati nomi espressivi e si deve tenere conto di alcune convenzioni, ad esempio nel caso dei primi è preferibile usare nomi al singolare, mentre nel caso dei secondi c'è anche da evitare di usare verbi.</text:p>
      <text:p text:style-name="P4">Una occorrenza di un'associazione n-aria è una n-upla di occorrenze di entità, una per ciascun entità coinvolta; inoltre non ci possono essere ripetizioni.</text:p>
      <text:p text:style-name="P89"><text:span text:style-name="T39">Un </text:span><text:span text:style-name="T37">attributo </text:span><text:span text:style-name="T39">è una proprietà elementare di un'entità o di un'associazione che associa ad ogni occorrenza di tale entità o relazione un valore appartenente al dominio dell'attributo stesso. </text:span><text:span text:style-name="T41">Gli attributi possono essere </text:span><text:span text:style-name="T21">composti </text:span><text:span text:style-name="T41">quando </text:span><text:soft-page-break/><text:span text:style-name="T41">raggruppano attributi di una medesima entità o relazione che presentano una certa affinità.</text:span></text:p>
      <text:p text:style-name="P90"><text:span text:style-name="T41">L</text:span><text:span text:style-name="T39">a </text:span><text:span text:style-name="T37">cardinalità di associazione </text:span><text:span text:style-name="T39">è una coppia di valori associata ad ogni entità facente parte di un'associazione e specifica il numero minimo e massimo di occorrenze dell'associazione a cui ciascun occorrenza di una entità può partecipare. </text:span><text:span text:style-name="T42">Per semplicità vengono usati soltanto 0 (</text:span><text:span text:style-name="T22">opzionale</text:span><text:span text:style-name="T42">) e 1 (</text:span><text:span text:style-name="T22">obbligatoria</text:span><text:span text:style-name="T42">) per la minima e 1 ed N (</text:span><text:span text:style-name="T22">senza limite</text:span><text:span text:style-name="T42">) per la massima. Analizzando le massime, possiamo parlare di associazioni </text:span><text:span text:style-name="T22">uno a uno</text:span><text:span text:style-name="T42">, </text:span><text:span text:style-name="T22">uno a molti </text:span><text:span text:style-name="T42">e </text:span><text:span text:style-name="T22">molti a molti</text:span><text:span text:style-name="T42">.</text:span></text:p>
      <text:p text:style-name="P91"><text:span text:style-name="T42">L</text:span><text:span text:style-name="T39">a </text:span><text:span text:style-name="T37">cardinalità </text:span><text:span text:style-name="T39">può essere specificata anche per gli </text:span><text:span text:style-name="T37">attributi </text:span><text:span text:style-name="T39">e può indicare opzionalità, portando ad </text:span><text:span text:style-name="T20">attributi opzionali</text:span><text:span text:style-name="T39">, oppure indicare </text:span><text:span text:style-name="T20">attributi multivalore</text:span><text:span text:style-name="T39">.</text:span></text:p>
      <text:p text:style-name="P92"><text:span text:style-name="T39">Un </text:span><text:span text:style-name="T37">identificatore di un'entità </text:span><text:span text:style-name="T39">è uno "strumento" per l'identificazione univoca delle occorrenze di un'entità e può essere </text:span><text:span text:style-name="T20">interno</text:span><text:span text:style-name="T39">, se costituito da attributi dell'entità, oppure </text:span><text:span text:style-name="T20">esterno</text:span><text:span text:style-name="T39">, se sono necessarie anche le associazioni. </text:span><text:span text:style-name="T43">Ogni entità deve possedere almeno un identificatore e può averne molteplici, inoltre è possibile un'identificazione esterna solo quando l'entità partecipa all'associazione con cardinalità (1,1).</text:span></text:p>
      <text:p text:style-name="P93"><text:span text:style-name="T43">U</text:span><text:span text:style-name="T39">na </text:span><text:span text:style-name="T37">generalizzazione </text:span><text:span text:style-name="T39">mette in relazione una o più entità con una certa entità E, che le comprende come casi particolari: E sarà </text:span><text:span text:style-name="T20">generalizzazione</text:span><text:span text:style-name="T39"> di tali entità, mentre loro saranno </text:span><text:span text:style-name="T20">specializzazioni</text:span><text:span text:style-name="T39"> (o sottotipi) di E. </text:span><text:span text:style-name="T44">Ne viene che ogni proprietà di E è significativa per le figlie, </text:span><text:span text:style-name="T45">venendo ereditata e non rappresentata esplicitamente,</text:span><text:span text:style-name="T44"> ed ogni occorrenza di queste è un'occorrenza anche di E. </text:span><text:span text:style-name="T46">Una generalizzazione può essere </text:span><text:span text:style-name="T23">totale</text:span><text:span text:style-name="T46">, se ogni occorrenza dell'entità genitore è occorrenza di almeno una delle figlie, altrimenti è </text:span><text:span text:style-name="T23">parziale</text:span><text:span text:style-name="T46"> e può essere </text:span><text:span text:style-name="T23">esclusiva</text:span><text:span text:style-name="T46">, se ogni occorrenze dell'entità genitore è occorrenza al più di una delle entità figlie, altrimenti è </text:span><text:span text:style-name="T23">sovrapposta</text:span><text:span text:style-name="T46">. </text:span><text:span text:style-name="T47">Graficamente, quando rappresentiamo generalizzazioni esclusive, distinguiamo tra totali e parziali tramite il riempimento della freccia. </text:span><text:span text:style-name="T48">Possono esistere gerarchie a più livelli e generalizzazioni multiple a più livelli ed è possibile che un'entità faccia parte di più gerarchie.</text:span></text:p>
      <text:p text:style-name="P94"><text:span text:style-name="T48">A</text:span><text:span text:style-name="T39">gli schemi concettuali vanno annessi i dizionari dei dati per le entità e per le associazioni ed i vincoli non esprimibili.</text:span></text:p>
      <text:p text:style-name="P5"/>
      <text:p text:style-name="P107">Lezione 04</text:p>
      <text:p text:style-name="P6">L'obiettivo della progettazione logica è quello di passare dallo schema concettuale a quello logico in un processo simile ad una "traduzione", in cui non è detto che ogni aspetto del concettuale venga trascritto in quello logico. È in questa fase, inoltre, che hanno luogo le <text:span text:style-name="T11">ottimizzazioni</text:span>, che vanno effettuate dopo un'analisi delle prestazioni, tenendo conto che si giungerà ad una stima abbastanza realistica e non esatta.</text:p>
      <text:p text:style-name="P7">La procedura viene fatta valutando il numero di <text:span text:style-name="T11">occorrenze </text:span>previste ed il numero di <text:span text:style-name="T11">accessi</text:span> ad occorrenze durante un'operazione. Viene adottato il <text:span text:style-name="T24">principio di Pareto</text:span>, per cui si parte dalla supposizione che un sistema <text:soft-page-break/>dedica l'80% delle sue risorse per elaborare il 20% delle operazioni più frequenti e proprio queste ultime sono soggette alla valutazione.</text:p>
      <text:p text:style-name="P7">Sarà necessario sviluppare 3 tavole: quella dei <text:span text:style-name="T24">volumi</text:span>, contenente una stima delle occorrenze di entità ed associazioni, quella delle <text:span text:style-name="T24">operazioni</text:span>, che riporta tipo e frequenza per quelle operazioni, e quella degli <text:span text:style-name="T24">accessi</text:span>, che riporta il numero di accessi in lettura e scrittura per quelle operazioni.</text:p>
      <text:p text:style-name="P8">Notazione: con la lettera <text:span text:style-name="T24">I</text:span> si indicano operazioni Interattive, mentre con la <text:span text:style-name="T24">B</text:span> quelle Batch, inoltre è conveniente indicare la frequenza con un'unica unità temporale. <text:span text:style-name="T53">La tavola degli accessi viene costruita tramite uno schema di navigazione.</text:span></text:p>
      <text:p text:style-name="P8"/>
      <text:p text:style-name="P9">Una <text:span text:style-name="T24">ridondanza</text:span> in uno schema ER è un'informazione significativa ma derivabile da altre che in questa fase, in base al suo impatto sul numero di accessi, può essere tenuta o eliminata. <text:span text:style-name="T54">Possono semplificare le interrogazioni, ma rendono gli aggiornamenti più pesanti e portano ad occupare maggiore spazio.</text:span></text:p>
      <text:p text:style-name="P10">Il modello relazionale non può rappresentare direttamente le <text:span text:style-name="T24">generalizzazioni</text:span>, che vanno sostituite con entità e associazioni. <text:span text:style-name="T55">Si può scegliere di accorpare le figlie nel genitore, accorpare il genitore nelle figlie o ancora di sostituire il tutto con delle associazioni. Determinare il metodo migliore può essere fatto come per le ridondanza, ma andrebbe tenuto conto non solo del numero degli accessi, quindi in genere si seguono alcune regole: </text:span><text:span text:style-name="T56">accorpare le figlie nel genitore solo quando gli accessi a padre e figlie sono contestuali; accorpare il genitore nelle figlie quando gli accessi alle figlie sono distinti; sostituire quanfo gli accessi alle figlie sono separati dagli accessi al padre. Le gerarchie a più livelli possono anche adottare soluzioni "ibride".</text:span></text:p>
      <text:p text:style-name="P11">I <text:span text:style-name="T24">partizionamenti </text:span>e gli <text:span text:style-name="T24">accorpamenti</text:span> sono ristrutturazioni che servono ad incrementare l'efficienza delle operazioni di base riducendo gli accessi secondo due principi: i primi separano attributi che vengono acceduti separatamente, i secondi invece raggruppano attributi di concetti diversi che vengono acceduti insieme. <text:span text:style-name="T57">I partizionamenti possono essere sia verticali che orizzontali per le entità e soltanto orizzontali per le associazioni; vengono eliminati gli attributi multivalore.</text:span></text:p>
      <text:p text:style-name="P12">La <text:span text:style-name="T24">scelta degli identificatori principali</text:span> è un'operazione indispensabile per la traduzione nel modello relazionale e si basa sui criteri di assenza di opzionalità, semplicità e utilizzo nelle operazioni più frequenti o importanti. <text:span text:style-name="T58">Nel caso non siano presenti attributi che soddisfino i requisiti, ne vengono creati ad hoc.</text:span></text:p>
      <text:p text:style-name="P13"/>
      <text:p text:style-name="P108">Lezione 05</text:p>
      <text:p text:style-name="P14">Ai tre modelli logici tradizionali, gerarchico, reticolare e relazionale, si è, in tempi recenti, aggiunto il modello ad oggetti. <text:span text:style-name="T59">I modelli gerarchico e reticolare usano riferimenti espiciti (i puntatori) per collegare i record, mentre in quello relazione, "basato sui valori", le relazioni vengono rappresentate per mezzo di valori.</text:span></text:p>
      <text:p text:style-name="P14"><text:soft-page-break/><text:span text:style-name="T60">Il modello relazionale, proposto nel 1970 da Codd, si basa sul concetto matematico di </text:span><text:span text:style-name="T26">relazione</text:span><text:span text:style-name="T60">, rappresentate per mezzo di </text:span><text:span text:style-name="T13">tabelle</text:span><text:span text:style-name="T60">. Una relazione è un sottoinsieme del prodotto cartesiano di insiemi e gode di alcune proprietà: non c'è ordinamento tra le n-uple, che saranno anche tra loro distinte, e ciascuna n-upla è ordinata, cioè si ha che l'i-esimo valore proviene dall'i-esimo dominio. </text:span><text:span text:style-name="T61">Associando a ciascun dominio un attributo, cioè un nome che ne descriva il "ruolo", si ottiene una struttura non posizionale. Una tabella rappresenta una relazione se i valori di ogni colonna sono fra loro omogenei e se righe ed intestazioni sono tra loro diverse. I riferimenti fra dati in relazioni diverse sono rappresentati per mezzo di valori dei domini che compaiono nelle n-uple.</text:span></text:p>
      <text:p text:style-name="P15">Le strutture basate sui valori hanno diversi vantaggi: sono indipendenti dalle strutture fisiche, rappresentano solo ciò che è rilevante, mostrano gli stessi dati dei programmatori anche agli utenti finali e rendono i dati facilmente trasportabili da un sistema ad un altro.</text:p>
      <text:p text:style-name="P16">Il concetto di Schema del modello relazionale viene tradotto in <text:span text:style-name="T24">schema di relazione</text:span> (un nome R con un insieme di attributi), mentre il concetto di Istanza diventa <text:span text:style-name="T24">schema di base di dati</text:span> (un insieme di schemi di relazione). <text:span text:style-name="T62">Una </text:span><text:span text:style-name="T14">ennupla</text:span><text:span text:style-name="T62"> (o </text:span><text:span text:style-name="T14">tupla</text:span><text:span text:style-name="T62">) su un insieme di attributi X è una funzione che associa a ciascun attributo A in X un valore del dominio di A: t[A] denota il valore della ennupla t sull'attributo A.</text:span></text:p>
      <text:p text:style-name="P17">Il modello relazionale impone ai dati una struttura rigida, perché solo alcuni formati di ennuple sono ammessi, ma, poiché i dati disponibili potrebbero non corrispondere al formato previsto, vanno incluse tecniche per arginare il problema. Usare valori del dominio non conviene, perché anche valori che non vengono mai utilizzati potrebbero diventare significativi in determinate occasioni, per cui viene usato un <text:span text:style-name="T24">valore nullo</text:span>, che denota l'assenza di un valore del dominio e non fa parte del dominio stesso. In questo caso è possibile e anzi necessario imporre restrizione sulla presenza dei valori nulli.</text:p>
      <text:p text:style-name="P18">Esistono istanze di database che, pur se sintatticamente corrette, non rappresentano informazioni possibili per l'applicazione di interesse: per prevenire questi casi c'è bisogno di stabilire dei <text:span text:style-name="T24">vincoli di integrita</text:span>. Un vincolo è una funzione booleana (un predicato) che associa ad ogni istanza il valore vero o falso e rappresenta una proprietà che deve essere soddisfatta dalle istanze che rappresentano informazioni corrette. <text:span text:style-name="T63">L'uso dei vincoli porta a descrizioni più accurate della realtà, contribuisce alla qualità dei dati, è utile nella progettazione e viene usato nell'esecuzione delle interrogazioni.</text:span></text:p>
      <text:p text:style-name="P19">I <text:span text:style-name="T24">vincoli di ennupla </text:span>esprimono condizioni sui valori di ciascun ennupla, in modo indipendente dalle altre, ed un loro caso particolare è un <text:span text:style-name="T11">vincolo di dominio</text:span> che coinvolge un solo attributo.</text:p>
      <text:p text:style-name="P20">Una <text:span text:style-name="T24">chiave</text:span> è un insieme di attributi che identificano le ennuple di una relazione. Un insieme K di attributi è<text:span text:style-name="T24"> superchiave </text:span>per r se r non contiene due ennuple distinte t1 e t2 con t1[K] = t2[K]. K è <text:span text:style-name="T24">chiave candidata</text:span> per r se è una superchiave minimale per r, cioè non contiene un'altra superchiave. <text:span text:style-name="T64">Ogni relazione ha come superchiave l'insieme degli attributi su cui è definita e </text:span><text:soft-page-break/><text:span text:style-name="T64">quindi ha (almeno) una chiave. </text:span><text:span text:style-name="T65">L'esistenza delle chiavi garantisce l'accessibilità a ciascun dato del database ed esse permettono di correlare i dati. </text:span><text:span text:style-name="T66">Poiché in presenza di valori nulli nei valori della chiave non è possibile identificare le ennuple, bisogna fare in modo da non averli mai: una chiave </text:span><text:span text:style-name="T27">primaria</text:span><text:span text:style-name="T66"> è una chiave candidata su cui non sono ammessi valori nulli. </text:span><text:span text:style-name="T67">Le primarie sono inoltre i valori che mettono in correlazione le informazioni in relazioni diverse. </text:span><text:span text:style-name="T68">Una </text:span><text:span text:style-name="T28">chiave esterna</text:span><text:span text:style-name="T68">, o </text:span><text:span text:style-name="T15">foreign key</text:span><text:span text:style-name="T68">, è un gruppo di attributi di una relazione che coincide con la chiave primaria di un'altra relazione dello schema. </text:span><text:span text:style-name="T69">Vengono dette anche </text:span><text:span text:style-name="T16">vincoli di integrità referenziale</text:span><text:span text:style-name="T69"> e sono possibili meccanismi per il supporto alla loro gestione: in caso di violazioni il DBMS può rifiutare l'operazione, ma possono essere previste azioni compensative come l'eliminazione a cascata o l'introduzione di valori nulli.</text:span></text:p>
      <text:p text:style-name="P20"/>
      <text:p text:style-name="P109">Lezione 06</text:p>
      <text:p text:style-name="P21">Le idee di base durante la traduzione verso il modello relazionale sono:</text:p>
      <text:list xml:id="list1029879125" text:style-name="L5">
        <text:list-item>
          <text:p text:style-name="P121">le entità diventano relazioni sugli stessi attributi;</text:p>
        </text:list-item>
        <text:list-item>
          <text:p text:style-name="P121">le associazioni diventano relazioni sugli identificatori delle entità coinvolte (più gli attributi propri), facendo attenzione alla cardinalità.</text:p>
        </text:list-item>
      </text:list>
      <text:p text:style-name="P21"/>
      <text:p text:style-name="P21">Esistono sul mercato prodotti CASE ch<text:span text:style-name="T70">e </text:span>forniscono un supporto a tutte le fasi della progettazione di basi di dati.</text:p>
      <text:p text:style-name="P21"/>
      <text:p text:style-name="P110">Lezione 07</text:p>
      <text:p text:style-name="P22">Tra i linguaggi per DB abbiamo: <text:span text:style-name="T24">DDL </text:span>(<text:span text:style-name="T11">Data Definition Language</text:span>) per le operazioni sullo schema e <text:span text:style-name="T24">DML </text:span>(<text:span text:style-name="T11">Data Manipulation Language</text:span>) per le operazioni sui dati, cioè interrogazioni ed aggiornamenti. Tra i linguaggi di interrogazione troviamo: <text:span text:style-name="T24">algebra relazionale</text:span>, che è procedurale, <text:span text:style-name="T24">calcolo relazionale</text:span>, che è dichiarativo (teorico), <text:span text:style-name="T24">SQL </text:span>(<text:span text:style-name="T11">Structured Query Language</text:span>), parzialmente dichiarativo (reale), <text:span text:style-name="T24">QBE</text:span> (<text:span text:style-name="T11">Query By Example</text:span>), dichiarativo (reale). <text:span text:style-name="T71">I linguaggi dichiarativi specificano le proprietà del risultato, mentre quelli procedurali specificano le modalità di generazione del risultato.</text:span></text:p>
      <text:p text:style-name="P23"/>
      <text:p text:style-name="P24">Nell'algebra relazionale <text:span text:style-name="T72">troviamo un insieme di operatori su relazioni che possono essere composti e che producono come risultato una relazione. </text:span><text:span text:style-name="T73">Gli operatori sono </text:span><text:span text:style-name="T17">unione</text:span><text:span text:style-name="T73">, </text:span><text:span text:style-name="T17">intersezione</text:span><text:span text:style-name="T73">, </text:span><text:span text:style-name="T17">differenza</text:span><text:span text:style-name="T73">, </text:span><text:span text:style-name="T17">ridenominazione</text:span><text:span text:style-name="T73">, </text:span><text:span text:style-name="T17">selezione</text:span><text:span text:style-name="T73">, </text:span><text:span text:style-name="T17">proiezione</text:span><text:span text:style-name="T73"> e </text:span><text:span text:style-name="T17">join</text:span><text:span text:style-name="T73"> (naturale, prodotto cartesiano, theta-join).</text:span></text:p>
      <text:p text:style-name="P25">Le prime tre, inoltre, sono applicabili solo se si tratta di relazioni definite su attributi diversi.</text:p>
      <text:p text:style-name="P26">Ridenominazione è un operatore monadico, cioè con un argomento, che modifica lo schema senza alterare l'istanza dell'operando.</text:p>
      <text:p text:style-name="P27">Selezione è un operatore monadico che produce un risultato che ha lo stesso schema dell'operando e contiene un sottinsieme delle ennuple dell'operando che soddisfano una condizione.</text:p>
      <text:list xml:id="list568178286" text:style-name="L6">
        <text:list-item>
          <text:p text:style-name="P145"><text:soft-page-break/><text:span text:style-name="T75">Sintassi: </text:span><text:span text:style-name="T78">SEL(condizione)(operando) </text:span><text:span text:style-name="T75">oppure </text:span><text:span text:style-name="T78">sigma condizione (operando); </text:span><text:span text:style-name="T76">condizione: espressione booleana, come quelle dei vincoli di ennupla. </text:span></text:p>
        </text:list-item>
        <text:list-item>
          <text:p text:style-name="P145"><text:span text:style-name="T76">Semantica: </text:span><text:span text:style-name="T79">produce una relazione contenente le ennuple dell'operando che soddisfano la condizione.</text:span></text:p>
        </text:list-item>
      </text:list>
      <text:p text:style-name="P28"/>
      <text:p text:style-name="P95"><text:span text:style-name="T84">P</text:span><text:span text:style-name="T83">roiezione è un operatore monadico che produce un risultato che ha parte degli attributi dell'operando e contiene le ennuple a cui contribuiscono tutte le ennuple dell'operando. In pratica, vengono eliminati eventuali duplicati delle ennuple, indotti dall'eliminazione di alcuni attributi.</text:span></text:p>
      <text:list xml:id="list1038950461" text:style-name="L7">
        <text:list-item>
          <text:p text:style-name="P146"><text:span text:style-name="T83">Sintassi: </text:span><text:span text:style-name="T77">PROJ ListaAttributi (Operando) </text:span><text:span text:style-name="T83">oppure </text:span><text:span text:style-name="T77">II ListaAttributi (Operando)</text:span><text:span text:style-name="T83">.</text:span></text:p>
        </text:list-item>
        <text:list-item>
          <text:p text:style-name="P146"><text:span text:style-name="T83">Semantica: </text:span><text:span text:style-name="T77">il risultato contiene le ennuple dell'operando ristrette agli attributi nella lista.</text:span></text:p>
        </text:list-item>
      </text:list>
      <text:p text:style-name="P29">Una proiezione contiene al più tante ennuple quante ne contiene l'operando.</text:p>
      <text:p text:style-name="P96"><text:span text:style-name="T83">Selezione e proiezione vengono detti operatori </text:span><text:span text:style-name="T77">ortogonali</text:span><text:span text:style-name="T83"> in quanto il primo decompone orizzontalmente ed il secondo verticalmente.</text:span></text:p>
      <text:p text:style-name="P30">L'operatore JOIN permette di correlare dati in relazioni diverse.</text:p>
      <text:p text:style-name="P97"><text:span text:style-name="T90">JOIN naturale</text:span><text:span text:style-name="T83"> è un operatore binario (generalizzabile) che produce un risultato sull'unione degli attributi degli operandi, con ciascuna ennupla costruita a partire da una ennupla di ognuno degli operandi.</text:span><text:span text:style-name="T85"> In pratica, le sue ennuple sono il risultato della combinazione di ennuple degli operandi con valori coincidenti su attributi comuni.</text:span><text:span text:style-name="T80"> </text:span><text:span text:style-name="T86">Se ogni ennupla contribuisce al risultato si ha un join </text:span><text:span text:style-name="T81">completo, </text:span><text:span text:style-name="T86">mentre se non ci sono combinazioni si hanno join vuoti. </text:span><text:span text:style-name="T82">R1 JOIN R2</text:span><text:span text:style-name="T80">. </text:span><text:span text:style-name="T87">La cardinalità del join è compresa tra 0 ed il prodotto tra le cardinalità di R1 ed R2.</text:span></text:p>
      <text:p text:style-name="P98"><text:span text:style-name="T83">Un </text:span><text:span text:style-name="T91">J</text:span><text:span text:style-name="T90">OIN esterno</text:span><text:span text:style-name="T83"> estende, con valori nulli, le ennuple che verrebbero tagliate fuori da un join interno. Esiste in tre versioni: </text:span><text:span text:style-name="T77">sinistro</text:span><text:span text:style-name="T83">, se mantiene tutte le ennuple del primo operando, </text:span><text:span text:style-name="T77">destro</text:span><text:span text:style-name="T83">, per il secondo, e </text:span><text:span text:style-name="T77">centrale</text:span><text:span text:style-name="T83">, per entrambi.</text:span></text:p>
      <text:p text:style-name="P99"><text:span text:style-name="T83">Il </text:span><text:span text:style-name="T90">prodotto cartesiano</text:span><text:span text:style-name="T83"> si ha quando si collegano le ennuple su relazioni senza attributi comuni e la condizione di join è sempre soddisfatta: contiene tutte le possibili combinazioni ed ha cardinalità pari al prodotto di quelle delle singole relazioni.</text:span></text:p>
      <text:p text:style-name="P100"><text:span text:style-name="T83">Ha senso, in genere, se seguito da una selezione e tale operazione prende il nome di </text:span><text:span text:style-name="T90">theta-join</text:span><text:span text:style-name="T83">.</text:span></text:p>
      <text:p text:style-name="P31"/>
      <text:p text:style-name="P101"><text:span text:style-name="T83">Due espressioni si dicono </text:span><text:span text:style-name="T90">equivalenti</text:span><text:span text:style-name="T83"> se producono lo stesso risultato qualunque sia l'istanza attuale del database. È un principio importante in quanto si cerca di eseguire operazioni quanto più convenienti possibile. Il costo viene ridotto riducendo la dimensione del risultato intermedio.</text:span></text:p>
      <text:p text:style-name="P32"/>
      <text:p text:style-name="P33">La condizione atomica è vera solo per valori non nulli e per riferirsi a questi esistono forma apposite: IS NULL e IS NOT NULL.</text:p>
      <text:p text:style-name="P33"/>
      <text:p text:style-name="P102"><text:soft-page-break/><text:span text:style-name="T83">Le </text:span><text:span text:style-name="T90">viste</text:span><text:span text:style-name="T83"> sono rappresentazioni diverse per gli stessi dati (</text:span><text:span text:style-name="T77">schema esterno</text:span><text:span text:style-name="T83">). Le </text:span><text:span text:style-name="T77">relazioni derivate</text:span><text:span text:style-name="T83"> sono relazioni il cui contenuto è funzione del contenuto di altre interrogazioni, mentre quelle </text:span><text:span text:style-name="T77">di base</text:span><text:span text:style-name="T83"> hanno contenuto autonomo. </text:span><text:span text:style-name="T88">Ne esistono due tipologie:</text:span></text:p>
      <text:list xml:id="list3483257383" text:style-name="L8">
        <text:list-item>
          <text:p text:style-name="P147"><text:span text:style-name="T83">Le </text:span><text:span text:style-name="T90">viste materializzate </text:span><text:span text:style-name="T83">sono relazioni memorizzate nel database, dunque immediatamente disponibili per le interrogazioni. Hanno gli svantaggi di essere ridondanti e di appesantire gli aggiornamenti e sono inoltre raramente supportate dai DBMS.</text:span></text:p>
        </text:list-item>
        <text:list-item>
          <text:p text:style-name="P148"><text:span text:style-name="T83">Definiamo una vista </text:span><text:span text:style-name="T77">Supervisione = PROJ Impiegato, Capo (Afferenza JOIN Direzione)</text:span><text:span text:style-name="T83">. Possiamo eseguire un'interrogazione </text:span><text:span text:style-name="T77">SEL Capo = 'Leoni' (Supervisione). </text:span></text:p>
        </text:list-item>
        <text:list-item>
          <text:p text:style-name="P148"><text:span text:style-name="T83">Con uno schema esterno l'utente vede solo ciò che gli interessa nel modo in cui gli interessa, senza essere distratto dal resto. Tramite viste si semplifica la scrittura delle interrogazioni e non influisce sulla loro efficienza. </text:span><text:span text:style-name="T89">Bisogna però fare attenzione quando si cerca di 'aggiornare' la vista dopo aver modificato le relazioni di base.</text:span></text:p>
        </text:list-item>
        <text:list-item>
          <text:p text:style-name="P148"><text:span text:style-name="T90">Relazioni </text:span><text:span text:style-name="T83">(o </text:span><text:span text:style-name="T77">viste</text:span><text:span text:style-name="T83">) </text:span><text:span text:style-name="T90">virtuali.</text:span></text:p>
        </text:list-item>
      </text:list>
      <text:p text:style-name="P1"/>
      <text:p text:style-name="P111">Lezione 8</text:p>
      <text:p text:style-name="P34">Le slide sono interamente dedicate a codici SQL.</text:p>
      <text:p text:style-name="P34"/>
      <text:p text:style-name="P112">Lezione 9: JDBC</text:p>
      <text:p text:style-name="P35">In applicazioni complesse, l'utente non vuole eseguire comandi SQL ma programmi con poche scelte. Per fare ciò, però, SQL non basta, in quanto sono necessarie funzionalità per gestire il controllo, gli input, ad esempio parametri e scelte dell'utente, e gli output, ad esempio dati che non sono relazioni.</text:p>
      <text:p text:style-name="P35"/>
      <text:p text:style-name="P36">Le applicazioni possono essere scritte in linguaggi tradizionali, come C e Java, o in linguaggi 'ad hoc', come Delphi, ma bisogna considerare il fatto che essi operano su singole variabili o oggetti, mentre SQL opera su relazioni.</text:p>
      <text:p text:style-name="P36">L'accesso ai dati e la correlazione vengono resi, in SQL, grazie al <text:span text:style-name="T11">join</text:span>, mentre nei linguaggi tutto dipende dal paradigma e dai tipi disponibili. Oltre a ciò, bisogna considerare che i tipi di base forniti sono diversi e che i costruttori dipendono dal paradigma.</text:p>
      <text:p text:style-name="P36"/>
      <text:p text:style-name="P36">Per sopperire a queste differenze esistono varie strade percorribili: <text:span text:style-name="T11">SQL immerso </text:span>(o <text:span text:style-name="T11">statico</text:span>), <text:span text:style-name="T11">SQL dinamico</text:span> e <text:span text:style-name="T11">Call Level Interface</text:span> (o <text:span text:style-name="T11">CLI</text:span>).</text:p>
      <text:p text:style-name="P36"/>
      <text:p text:style-name="P37">Nell'<text:span text:style-name="T24">SQL immerso</text:span> le istruzioni SQL vengono inserite alll'interno del programma scritto in linguaggio 'ospite' ed un precompilatore del DBMS lo traduce in un sorgente sostituendo le istruzioni SQL con chiamate a funzione di un'API del DBMS.</text:p>
      <text:p text:style-name="P37"><text:soft-page-break/><text:span text:style-name="T18">EXEC SQL</text:span><text:span text:style-name="T92"> denota le porzioni di interesse del precompilatore, </text:span><text:span text:style-name="T18">sqlca</text:span><text:span text:style-name="T92"> è una struttura dati per la comunicazione tra programma e DBMS e </text:span><text:span text:style-name="T18">sqlcode</text:span><text:span text:style-name="T92"> è un campo di sqlca che mantiene il codice d'errore dell'ultimo comando SQL eseguito.</text:span></text:p>
      <text:p text:style-name="P38">A partire da un codice sorgente formato da linguaggio ed SQL: il precompilatore lo trasforma in un precompilato del linguaggio, con la compilazione si ottiene un codice oggetto ed infine avviene un collegamento con le librerie del DBMS per ottenere un'eseguibile.</text:p>
      <text:p text:style-name="P38">Problematica, in questa soluzione, è l'operazione <text:span text:style-name="T11">SELECT</text:span>, che per zero, o anche una, ennuple può essere gestita, mentre per un numero superiore di ennuple non si hanno gestioni facili in svariati linguaggi. La tecnica usata per risolvere tale inconveniente è il <text:span text:style-name="T24">cursore</text:span>, che accede a tutte le ennuple di un'interrogazione in modo globale e ne trasmette una per volta. <text:span text:style-name="T93">L'uso di un cursore riconduce la programmazione ad un livello più basso e, inoltre, nel caso si nidifichino due o più cursosi, si rischia di reimplementare il join.</text:span></text:p>
      <text:p text:style-name="P38"/>
      <text:p text:style-name="P39">Non sempre le istruzioni SQL sono note quando si scrive il programma, motivo per cui è stata definita una tecnica chiamata <text:span text:style-name="T24">SQL dinamico</text:span>, che consente al programma di costruire le istruzioni SQL addirittura tramite input. <text:span text:style-name="T94">Diventa possibile eseguire istruzioni immediatamente (</text:span><text:span text:style-name="T19">execute immediate</text:span><text:span text:style-name="T94">) oppure le si preparano prima (</text:span><text:span text:style-name="T19">prepare</text:span><text:span text:style-name="T94">).</text:span></text:p>
      <text:p text:style-name="P39"/>
      <text:p text:style-name="P40">Le <text:span text:style-name="T24">Call Level Interface</text:span> sono interfacce che permetto di inviare richieste a DBMS per mezzo di parametri trasmessi a funzioni. <text:span text:style-name="T95">Rispetto all'SQL immerso, il quale permette precompilazione ed un uso completo di SQL, le CLI consentono l'indipendenza dal DBMS e la possibilità di accedere a più database, anche etorogenei.</text:span></text:p>
      <text:p text:style-name="P40"/>
      <text:p text:style-name="P41">La <text:span text:style-name="T24">JDBC</text:span> è un'API per l'accesso ai database in modo indipendente dalla specifica tecnologia. Ciascun DBMS fornisce un driver specifico che viene caricato a runtime e traduce le chiamate alle funzioni JDBC in chiamate alle funzioni del DBMS.</text:p>
      <text:p text:style-name="P42">È in genere <text:span text:style-name="T96">usato in due architetture di sistema: una è l'applicazione Java che comunica direttamente con il database, l'altra è un livello intermedio che invia i comandi SQL eseguendo i controlli.</text:span></text:p>
      <text:p text:style-name="P43">Un sistema che usa JDBC ha quattro componenti principali:</text:p>
      <text:list xml:id="list2884544397" text:style-name="L9">
        <text:list-item>
          <text:p text:style-name="P144">Applicazione:<text:span text:style-name="T51"> inizia e termina la connessione, imposta le transazioni, invia comandi SQL, recepisce risultati. Nei sistemi three tiers se ne occupa lo strato intermedio).</text:span></text:p>
        </text:list-item>
        <text:list-item>
          <text:p text:style-name="P144">Gestore di driver:<text:span text:style-name="T51"> carica i driver, passa le chiamate al driver corrente, esegue controlli sugli errori.</text:span></text:p>
        </text:list-item>
        <text:list-item>
          <text:p text:style-name="P144">Driver:<text:span text:style-name="T51"> stabilisce la connessione, inoltra le richieste e restituisce i risultati, trasforma dati e formati di errore dalla forma dello specifico DBMS allo standard JDBC.</text:span></text:p>
        </text:list-item>
        <text:list-item>
          <text:p text:style-name="P144"><text:soft-page-break/>Sorgente di dati:<text:span text:style-name="T51"> elabora i comandi provenienti dal driver e restituisce i risultati.</text:span></text:p>
        </text:list-item>
      </text:list>
      <text:p text:style-name="P44">Tra le caratteristiche di JDBC abbiamo:</text:p>
      <text:list xml:id="list581500686" text:style-name="L10">
        <text:list-item>
          <text:p text:style-name="P122">Esecuzione di comandi SQL, sia DDL che DML.</text:p>
        </text:list-item>
        <text:list-item>
          <text:p text:style-name="P122">Manipolazione dei risultati tramite result set (una forma di cursore).</text:p>
        </text:list-item>
        <text:list-item>
          <text:p text:style-name="P122">Reperimento di metadati.</text:p>
        </text:list-item>
        <text:list-item>
          <text:p text:style-name="P122">Gestione di transazioni.</text:p>
        </text:list-item>
        <text:list-item>
          <text:p text:style-name="P122">Gestione di errori ed eccezioni.</text:p>
        </text:list-item>
        <text:list-item>
          <text:p text:style-name="P122">Definizione di stored procedure scritte in Java.</text:p>
        </text:list-item>
      </text:list>
      <text:p text:style-name="P44"/>
      <text:p text:style-name="P113"><text:span text:style-name="T118">L</text:span><text:span text:style-name="T117">ezione 10: Progettazione fisica</text:span></text:p>
      <text:p text:style-name="P114"><text:span text:style-name="T98">I </text:span><text:span text:style-name="T97">database vanno mantenuti in memoria secondaria, poiché richiedono molto spazio in cui essere mantenuti e necessitano, ovviamente, della persistenza.</text:span></text:p>
      <text:p text:style-name="P45"/>
      <text:p text:style-name="P114"><text:span text:style-name="T97">Esistono diversi tipi di strutture: </text:span><text:span text:style-name="T99">l</text:span><text:span text:style-name="T97">e </text:span><text:span text:style-name="T113">sequenziali</text:span><text:span text:style-name="T97">, le </text:span><text:span text:style-name="T113">hash</text:span><text:span text:style-name="T97"> e quelle </text:span><text:span text:style-name="T113">ad albero</text:span><text:span text:style-name="T97">.</text:span></text:p>
      <text:list xml:id="list4230919444" text:style-name="L11">
        <text:list-item>
          <text:p text:style-name="P149"><text:span text:style-name="T100">Nelle </text:span><text:span text:style-name="T110">sequenziali</text:span><text:span text:style-name="T100"> troviamo un ordinamento tra le ennuple, che può essere rilevante ai fini della gestione: può essere seriale, se effettua l'ordinamento fisico ma non logico, oppure ordinato. </text:span></text:p>
          <text:list>
            <text:list-item>
              <text:p text:style-name="P149"><text:span text:style-name="T100">Le strutture </text:span><text:span text:style-name="T114">seriali</text:span><text:span text:style-name="T100"> sono dette anche 'entry sequenced', sono diffuse nei database relazionali e presentano una gestione semplice ma spesso inefficiente: gli inserimenti vengono effettuati in coda, la quale viene periodicamente riordinata, oppure al posto di record cancellati. </text:span></text:p>
            </text:list-item>
            <text:list-item>
              <text:p text:style-name="P149"><text:span text:style-name="T100">Per la sequenziale </text:span><text:span text:style-name="T114">ordinata</text:span><text:span text:style-name="T100">, invece, è prevista una chiave che serve ad indicare la posizione di una tupla; venivano, in genere, usate sui nastri da processi batch. Sia inserimenti che modifiche aumentano lo spazio fisico </text:span><text:span text:style-name="T99">e sono richieste riorganizzazioni periodiche, le quali vanno gestite in modo da evitare che siano globali.</text:span></text:p>
            </text:list-item>
          </text:list>
        </text:list-item>
        <text:list-item>
          <text:p text:style-name="P150"><text:span text:style-name="T112">[[</text:span><text:span text:style-name="T111">[</text:span><text:span text:style-name="T116">spiegazione</text:span><text:span text:style-name="T115"> </text:span><text:span text:style-name="T116">tavole</text:span><text:span text:style-name="T115"> </text:span><text:span text:style-name="T116">hash</text:span><text:span text:style-name="T115">: </text:span><text:span text:style-name="T102">Garantire un accesso diretto ad un insieme di record sulla base di un valore detto chiave. </text:span><text:span text:style-name="T101">Nel caso il numero di chiavi sia paragonabile al numero di record viene usato un array, mentre se la differenza tra i due è molto grande si ricorre ad una </text:span><text:span text:style-name="T115">funzione hash,</text:span><text:span text:style-name="T101"> una funzione non iniettiva che associa ad ogni chiave un indirizzo, distribuendole in modo casuale ed uniforme</text:span><text:span text:style-name="T111">]</text:span><text:span text:style-name="T112">]]</text:span><text:span text:style-name="T101">.</text:span></text:p>
        </text:list-item>
        <text:list-item>
          <text:p text:style-name="P151"><text:span text:style-name="T99">I </text:span><text:span text:style-name="T109">file hash</text:span><text:span text:style-name="T97"> permettono un accesso diretto molto efficiente e sono realizzati con una tecnica simile a quella usata per le tavole hash in memoria. </text:span><text:span text:style-name="T103">S</text:span><text:span text:style-name="T101">i basano sull'organizzazione in blocchi, per cui ognuno di essi contiene più record e, in tal modo, si ha uno spazio degli indirizzi minore.</text:span></text:p>
          <text:list>
            <text:list-item>
              <text:p text:style-name="P152"><text:span text:style-name="T101">I</text:span><text:span text:style-name="T97">potizziamo di avere una tavola hash con 50 posizioni, in cui troviamo: 1 collisione a 4 (una cella ha associati 4 record), 2 collisioni a 3 e 5 collisioni a due, per un totale di 12 record in overflow. Il numero medio di accessi è uguale a </text:span><text:span text:style-name="T113">(28x1+8x2+3x3+1x4)/40 = 1,425</text:span><text:span text:style-name="T97">. Nel caso in cui avessimo invece un file hash con fattore di blocco 10, con 5 blocchi con 10 posizioni </text:span><text:soft-page-break/><text:span text:style-name="T97">ciascuno, avremmo due soli record in overflow ed un numero medio di accessi di </text:span><text:span text:style-name="T113">42/40 = 1,05</text:span><text:span text:style-name="T97">.</text:span></text:p>
            </text:list-item>
          </text:list>
        </text:list-item>
        <text:list-item>
          <text:p text:style-name="P153"><text:span text:style-name="T97">I</text:span><text:span text:style-name="T101"> </text:span><text:span text:style-name="T97">file hash rappresentano l'organizzazione più efficiente per l'accesso diretto basato su chiave, avendo un costo medio di poco superiore all'unità, ma sono poco efficienti per le ricerche basate su intervalli o attributi.</text:span></text:p>
        </text:list-item>
        <text:list-item>
          <text:p text:style-name="P154"><text:span text:style-name="T97">Si può associare ai file hash una struttura ausiliaria detta </text:span><text:span text:style-name="T109">indice</text:span><text:span text:style-name="T97"> per l'accesso ai record di un file sulla base dei valori di un campo, detto chiave. Esso è costituito da un file con record a due campi: chiave e indirizzo, ordinato secondo i valori di quest'ultima. </text:span><text:span text:style-name="T104">Un indice può essere primario, su un campo sul cui ordinamento è basata la memorizzazione, oppure secondario se l'ordinamento è diverso. </text:span><text:span text:style-name="T105">I benefici degli indici secondari sono molto più sensibili e, a differenza dei primari, può essercene un numero qualunque. L'indice può inoltre essere denso, se contiene tutti i valori della chiave, oppure sparso se ne contiene solo alcuni. Solitamente l'indice primario è sparso, mentre quello secondario deve essere denso. </text:span><text:span text:style-name="T106">Per quanto riguarda il tipo dei puntatori, quelli ai blocchi sono più compatti, mentre quelli ai record permettono di semplificare alcune operazioni. </text:span><text:span text:style-name="T107">Gli indici consentono un accesso diretto efficiente sulla chiave, sia puntuale che per intervalli, e forniscono un ordinamento logico sui record. Un indice primario denso si può ottenere con una coppia di valore della chiave e riferimento per ogni record, con valore della chiave seguito da lista di riferimenti a record oppure con valore della chiave seguito dal riferimento al primo record ocn quel valore. Un indice secondario denso si può ottenere con una coppia con valore della chiave e riferimento per ogni record o con un livello in più, a formare una gerarchia in cui per ogni valore della chiave l'indice contiene un record con riferimento al blocco di un struttura che contiene i riferimenti ai record. </text:span><text:span text:style-name="T108">Gli indici sono essi stessi dei file ed ha quindi senso costruire indici sugli indici, per evitare ricerche fra blocchi diversi. L'indice è ordinato e quindi l'indice sull'indice è primario e sparso e proprio per questo, solitamente, ci sono pochi livelli. Tutte le strutture di indice viste finora sono basate su strutture ordinate e quindi poco flessibili in presenza di eevata dinamicità: gli indici usati da i BDMS sono più sofisticati e basati sui B-tree.</text:span></text:p>
        </text:list-item>
        <text:list-item>
          <text:p text:style-name="P123">Un albero binario di ricerca è un albero binario (cioè che presenta al più due nodi figli dato un certo nodo padre) che presenta etichette su ciascun nodo, le quali sono sempre disposte in modo che nel sottoalbero sinistro ci siano solo etichette minori e nel destro solo maggiori. I tempi di ricerca e di inserimento sono pari alla profondità dell'albero e, per il caso medio, sono logaritmici.</text:p>
        </text:list-item>
        <text:list-item>
          <text:p text:style-name="P123">Un albero di ricerca di ordine P è la versione generica dell'albero binario, in quanto ogni nodo possiede al più P figli; ricerca e modifica vengono effettuare visitando il cammino che collega la radice alla foglia. Abbiamo ancora una struttura potenzialmente rigida in cui, in strutture <text:soft-page-break/>fisiche, un nodo corrisponde ad un blocco ed al suo interno la ricerca avviene in maniera sequenziale.</text:p>
        </text:list-item>
        <text:list-item>
          <text:p text:style-name="P124">Un B-tree <text:span text:style-name="T119">può essere mantenuto perfettamente bilanciato, con tutte le foglie poste sullo stesso livello, un riempimento parziale e riorganizzazioni locali. </text:span><text:span text:style-name="T120">Inserimenti ed eliminazioni </text:span><text:span text:style-name="T121">s</text:span><text:span text:style-name="T120">ono preceduti da una ricerca fino ad una foglia e le modifiche delle chiavi vengono trattate come eliminazioni seguite da inserimenti.</text:span></text:p>
        </text:list-item>
      </text:list>
      <text:p text:style-name="P125"/>
      <text:p text:style-name="P126">Esempio1: <text:span text:style-name="T11">Calcolo dell'ordine p di un B-Tree su disco:</text:span></text:p>
      <text:list xml:id="list4168036473" text:style-name="L12">
        <text:list-item>
          <text:p text:style-name="P127">Campo di ricerca di V = 9byte</text:p>
        </text:list-item>
        <text:list-item>
          <text:p text:style-name="P127">Dimensione blocchi su disco B = 512byte</text:p>
        </text:list-item>
        <text:list-item>
          <text:p text:style-name="P127">Puntatore a record di Pr = 7byte</text:p>
        </text:list-item>
        <text:list-item>
          <text:p text:style-name="P127">Puntatore a blocco di P = 6byte</text:p>
        </text:list-item>
        <text:list-item>
          <text:p text:style-name="P127">Ogni nodo, contenuto in un blocco del disco, può avere al più p puuntatori ad albero, p-1 puntatori a record e p-1 valori del campo chiave di ricerca.</text:p>
        </text:list-item>
        <text:list-item>
          <text:p text:style-name="P127">(p*P)+((p-1)*(Pr+V)) ≤ B → (p*6)+((p-1)*(7+9)) ≤ 512 → (22 * p) ≤ 528 → p ≤ 24</text:p>
        </text:list-item>
        <text:list-item>
          <text:p text:style-name="P127">Scegliamo p=23, poiché in ogni nodo ci potrebbe essere la necessità di memorizzare informazioni addizionali, quali il numero di entrate q o un puntatore al nodo padre.</text:p>
        </text:list-item>
      </text:list>
      <text:p text:style-name="P129">Esempio2: <text:span text:style-name="T11">Calcolo del numero di blocchi di un B-Tree</text:span></text:p>
      <text:list xml:id="list3295596530" text:style-name="L13">
        <text:list-item>
          <text:p text:style-name="P130">Supponiamo di costruire un B-Tree sul campo di ricerca dell'esempio precedente, non-ordering e chiave. Supponiamo che ogni nodo sia pieno per il 69%. Ogni nodo avrà in media p*0.69 = 16 puntatori e quindi 15 valori del campo chiave di ricerca.</text:p>
        </text:list-item>
        <text:list-item>
          <text:p text:style-name="P130">Alla radice, esistono un solo nodo, 15 entry e 16 puntatori;</text:p>
        </text:list-item>
        <text:list-item>
          <text:p text:style-name="P130">al primo livello esistono 16 nodi, 240 entry (16*15) e 256 puntatori (16*16);</text:p>
        </text:list-item>
        <text:list-item>
          <text:p text:style-name="P130">al secondo livello esistono 256 nodi, 3840 entry e 4096 puntatori.</text:p>
        </text:list-item>
        <text:list-item>
          <text:p text:style-name="P130">Per ogni livello, il numero di entrate dell'i-esimo livello è pari al numero di puntatori del livello precedente per 15.</text:p>
        </text:list-item>
      </text:list>
      <text:p text:style-name="P129"/>
      <text:p text:style-name="P131">In un <text:span text:style-name="T24">B+-Tree</text:span> le chiavi compaiono tutte nelle foglie, le quali sono collegate in una lista, e dunque i nodi intermedi mantengono chiavi che sono ripetute. Sono ottimi per le ricerche su intervalli e molto usati nei DBMS.</text:p>
      <text:p text:style-name="P131">Nei <text:span text:style-name="T24">B-Tree,</text:span> invece, le chiavi che compaiono ai nodi intermedi non sono ripetute nelle foglie.</text:p>
      <text:p text:style-name="P131">In un B+-Tree primario le ennuple possono essere contnute nelle foglie, mentre in uno secondario le foglie contengono puntatori alle ennuple. In un B-Tree anche i nodi intermedi contengono ennuple, se primari, o puntatori, se secondari.</text:p>
      <text:p text:style-name="P131"/>
      <text:p text:style-name="P132">Esempio3:<text:span text:style-name="T11"> Calcolo dell'ordine p di un B+-Tree su disco:</text:span></text:p>
      <text:list xml:id="list610479161" text:style-name="L14">
        <text:list-item>
          <text:p text:style-name="P128">Campo di ricerca di V = 9byte</text:p>
        </text:list-item>
        <text:list-item>
          <text:p text:style-name="P128"><text:soft-page-break/>Dimensione blocchi su disco B = 512byte</text:p>
        </text:list-item>
        <text:list-item>
          <text:p text:style-name="P128">Puntatore a record di Pr = 7byte</text:p>
        </text:list-item>
        <text:list-item>
          <text:p text:style-name="P128">Puntatore a blocco di P = 6byte</text:p>
        </text:list-item>
        <text:list-item>
          <text:p text:style-name="P133">Un nodo interno di un B+-Tree, contenuto in un singolo blocco, può avere fino a p puntatori ad albero e p-1 valori del campo di ricerca.</text:p>
        </text:list-item>
        <text:list-item>
          <text:p text:style-name="P133">(p*P)+((p-1)*V) ≤ B → (p*6)+((p-1)*9) ≤ 512 → (15 * p) ≤ 521</text:p>
        </text:list-item>
        <text:list-item>
          <text:p text:style-name="P134">Il massimo intero che soddisfa la disuguaglianza è p=34 e da questo risulta un fan-out maggiore e più entrate in ogni nodo interno.</text:p>
        </text:list-item>
        <text:list-item>
          <text:p text:style-name="P134">L'ordine Pleaf dei nodi foglia è:</text:p>
        </text:list-item>
        <text:list-item>
          <text:p text:style-name="P134">(Pleaf * (Pr + V)) + P (per memorizzare Pnext) ≤ B → (Pleaf * (7+9)) + 6 ≤ 512 → (Pleaf * 16) ≤ 506</text:p>
        </text:list-item>
        <text:list-item>
          <text:p text:style-name="P134">Quindi ogni nodo foglia può tenere fino a Pleaf=31 combinazioni di valore chiave/puntatore, supponendo che questi puntino tutti a record.</text:p>
        </text:list-item>
      </text:list>
      <text:p text:style-name="P135">Esempio4: <text:span text:style-name="T11">Calcolo del numero di blocchi e di livelli in un B+-Tree:</text:span></text:p>
      <text:list xml:id="list1832278052" text:style-name="L15">
        <text:list-item>
          <text:p text:style-name="P136">Supponendo che ogni nodo sia pieno per il 69%, si ha che ogni nodo interno possiede, in media, 34*0.96 = 23 puntatori (fan-out medio) e quindi 22 valori del campo di ricerca. Ogni nodo avrà in media Pleaf*0.69 = 21 puntatori a record di dati.</text:p>
        </text:list-item>
        <text:list-item>
          <text:p text:style-name="P136">Alla radice, esistono 1 nodo, 22 entry e 23 ptr;</text:p>
        </text:list-item>
        <text:list-item>
          <text:p text:style-name="P136">al primo livello esistono 22 nodi 506(22*23) entry e 529(23*23) ptr;</text:p>
        </text:list-item>
        <text:list-item>
          <text:p text:style-name="P136">al secondo livello esistono 529 nodi, 11638 entry e 12167 ptr.</text:p>
        </text:list-item>
      </text:list>
      <text:p text:style-name="P137"/>
      <text:p text:style-name="P138">Inserimento in un B+-Tree:</text:p>
      <text:list xml:id="list3540883197" text:style-name="L16">
        <text:list-item>
          <text:p text:style-name="P139">Inizialmente la radice è l’unico nodo dell’albero: essendo quindi un nodo foglia conterrà anche i puntatori ai dati.</text:p>
        </text:list-item>
        <text:list-item>
          <text:p text:style-name="P139">Se si cerca di inserire un’entry in un nodo foglia pieno, il nodo va in overflow e deve essere scisso:</text:p>
          <text:list>
            <text:list-item>
              <text:p text:style-name="P139">le prime j=[(Pleaf + 1)/2] entry sono mantenute nel nodo, mentre le rimanenti sono spostate in un nuovo nodo foglia.</text:p>
            </text:list-item>
            <text:list-item>
              <text:p text:style-name="P139">Il j-esimo valore di ricerca (il mediano) è replicato nel nodo padre.</text:p>
            </text:list-item>
            <text:list-item>
              <text:p text:style-name="P139">Nel padre viene creato un puntatore al nuovo nodo.</text:p>
            </text:list-item>
          </text:list>
        </text:list-item>
        <text:list-item>
          <text:p text:style-name="P139">Se il nodo padre (interno) è pieno si ha un altro overflow:</text:p>
          <text:list>
            <text:list-item>
              <text:p text:style-name="P139">Il nodo viene diviso, creando un nuovo nodo interno.</text:p>
            </text:list-item>
            <text:list-item>
              <text:p text:style-name="P139">Le entrate nel nodo interno fino a Pj (con j=((p+1)/2)) sono mantenute nel nodo originario, mentre il j-esimo valore di ricerca è spostato al padre, non replicato.</text:p>
            </text:list-item>
            <text:list-item>
              <text:p text:style-name="P139">Il nuovo nodo interno conterrà le entrate dalla P(j+1) alla fine delle entrate del nodo originario.</text:p>
            </text:list-item>
          </text:list>
        </text:list-item>
        <text:list-item>
          <text:p text:style-name="P139">Tale scissione si può propagare verso l’alto fino a creare un nuovo livello per il B+-Tree.</text:p>
        </text:list-item>
      </text:list>
      <text:p text:style-name="P138"/>
      <text:p text:style-name="P140">Cancellazione in un B+-Tree:</text:p>
      <text:list xml:id="list999287856" text:style-name="L17">
        <text:list-item>
          <text:p text:style-name="P141">Un'entry è cancellata sempre a livello delle foglie e, se il valore è presente anche in un nodo interno, viene rimosso anche quello ed al suo posto si inserisce il valore immediatamente alla sua sinistra.</text:p>
        </text:list-item>
        <text:list-item>
          <text:p text:style-name="P141"><text:soft-page-break/>La cancellazione può causare l'<text:span text:style-name="T24">underflow</text:span> di un nodo, riducendo il numero di entry in un nodo foglia a meno del minimo consentito, caso in cui si cerca un fratello per ridistribuire le entrate o, come ultima soluzione, si effettua il merge del nodo con i suoi fratelli.</text:p>
        </text:list-item>
        <text:list-item>
          <text:p text:style-name="P141">In generale, si tenta di ridistribuire le entry prima con il fratello sinistro, poi con il fratello destro ed infine si fondono questi tre per ottenere due nuovi nodi. Quest'ultimo caso può trasmettere l'underflow ai nodi interni e, se si arriva alla radice, si riduce il numero di livelli dell'albero.</text:p>
        </text:list-item>
      </text:list>
      <text:p text:style-name="P140"/>
      <text:p text:style-name="P140">La <text:span text:style-name="T24">progettazione fisica</text:span> è la fase finale del processo di progettazione di database, che prende lo schema logico ed il carico applicativo e restituisce lo schema fisico, costituito dalle definizioni delle relazioni con le relative strutture fisiche.</text:p>
      <text:p text:style-name="P140">Struttura primaria: disordinata (heap, unclustered), ordinata (clustered, ancjhe su una pseudochiave), hash (clustered, anche su una pseudochiave e senza ordinamento), clustering di più relazioni.</text:p>
      <text:p text:style-name="P140">Indici: ISAM (statico, di solito su struttura ordinata), B-Tree (dinamico), indici hash (secondario, poco dinamico).</text:p>
      <text:p text:style-name="P140">Alcuni esempi:</text:p>
      <text:list xml:id="list3028520407" text:style-name="L18">
        <text:list-item>
          <text:p text:style-name="P142">Oracle: struttura primaria con heap, 'hash cluster' (cioè struttura hash), cluster anche ordinati, con B-tree denso; in più ci sono indici secondari di vario tipo, come B-Tree, bit-map e funzioni.</text:p>
        </text:list-item>
        <text:list-item>
          <text:p text:style-name="P142">DB2: struttura primaria con heap oppure ordinata con B-Tree denso, indice sulla chiave primaria ed indici secondari B-Tree densi.</text:p>
        </text:list-item>
        <text:list-item>
          <text:p text:style-name="P142">SQL Server: struttura primaria con heap oppure ordinata con indice B-Tree sparso ed indici secondari B-Tree densi.</text:p>
        </text:list-item>
      </text:list>
      <text:p text:style-name="P140"/>
      <text:p text:style-name="P143">La caratteristica comune dei DBMS relazionali è la disponibilità degli indici: la progettazione fisica spesso coincide con la loro scelta, oltre ai parametri strettamente dipendenti dal DBMS.</text:p>
      <text:p text:style-name="P143">Le chiavi primarie delle relazioni sono, di solito, coinvolte in selezioni e join e molti sistemi prevedono di definire indici su di esse. Altri indici vengono definiti con riferimento ad altre selezioni o join importanti.</text:p>
      <text:p text:style-name="P143">Se le prestazioni sono insoddisfacenti, si tara il sistema aggiungendo o eliminando indic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09:14:26.550184002</meta:creation-date>
    <dc:date>2023-12-29T11:47:38.516534948</dc:date>
    <meta:editing-duration>PT10H43M7S</meta:editing-duration>
    <meta:editing-cycles>213</meta:editing-cycles>
    <meta:generator>LibreOffice/7.3.7.2$Linux_X86_64 LibreOffice_project/30$Build-2</meta:generator>
    <meta:document-statistic meta:table-count="0" meta:image-count="0" meta:object-count="0" meta:page-count="18" meta:paragraph-count="231" meta:word-count="7415" meta:character-count="47283" meta:non-whitespace-character-count="40184"/>
  </office:meta>
</office:document-meta>
</file>